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Carlito1" svg:font-family="Carlito"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3.069cm"/>
    </style:style>
    <style:style style:name="co2" style:family="table-column">
      <style:table-column-properties fo:break-before="auto" style:column-width="3.519cm"/>
    </style:style>
    <style:style style:name="co3" style:family="table-column">
      <style:table-column-properties fo:break-before="auto" style:column-width="5.398cm"/>
    </style:style>
    <style:style style:name="co4" style:family="table-column">
      <style:table-column-properties fo:break-before="auto" style:column-width="2.858cm"/>
    </style:style>
    <style:style style:name="co5" style:family="table-column">
      <style:table-column-properties fo:break-before="auto" style:column-width="3.969cm"/>
    </style:style>
    <style:style style:name="co6" style:family="table-column">
      <style:table-column-properties fo:break-before="auto" style:column-width="1.958cm"/>
    </style:style>
    <style:style style:name="co7" style:family="table-column">
      <style:table-column-properties fo:break-before="auto" style:column-width="10.663cm"/>
    </style:style>
    <style:style style:name="co8" style:family="table-column">
      <style:table-column-properties fo:break-before="auto" style:column-width="10.398cm"/>
    </style:style>
    <style:style style:name="co9" style:family="table-column">
      <style:table-column-properties fo:break-before="auto" style:column-width="5.715cm"/>
    </style:style>
    <style:style style:name="co10" style:family="table-column">
      <style:table-column-properties fo:break-before="auto" style:column-width="4.921cm"/>
    </style:style>
    <style:style style:name="co11" style:family="table-column">
      <style:table-column-properties fo:break-before="auto" style:column-width="2.258cm"/>
    </style:style>
    <style:style style:name="co12" style:family="table-column">
      <style:table-column-properties fo:break-before="auto" style:column-width="5.106cm"/>
    </style:style>
    <style:style style:name="co13" style:family="table-column">
      <style:table-column-properties fo:break-before="auto" style:column-width="5.318cm"/>
    </style:style>
    <style:style style:name="co14" style:family="table-column">
      <style:table-column-properties fo:break-before="auto" style:column-width="5.186cm"/>
    </style:style>
    <style:style style:name="co15" style:family="table-column">
      <style:table-column-properties fo:break-before="auto" style:column-width="13.864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0.688cm" fo:break-before="auto" style:use-optimal-row-height="false"/>
    </style:style>
    <style:style style:name="ta1" style:family="table" style:master-page-name="Default">
      <style:table-properties table:display="true" style:writing-mode="lr-tb"/>
    </style:style>
    <style:style style:name="ce95" style:family="table-cell" style:parent-style-name="Default">
      <style:table-cell-properties style:text-align-source="fix" style:repeat-content="false" fo:background-color="transparent"/>
      <style:paragraph-properties fo:text-align="start" fo:margin-left="0cm"/>
      <style:text-properties style:use-window-font-color="true"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ackground-color="transparent"/>
      <style:paragraph-properties fo:text-align="start" fo:margin-left="0cm"/>
      <style:text-properties style:use-window-font-color="true" fo:font-size="10pt" fo:font-weight="normal" style:font-size-asian="10pt" style:font-weight-asian="normal" style:font-size-complex="10pt" style:font-weight-complex="normal"/>
    </style:style>
    <style:style style:name="ce3" style:family="table-cell" style:parent-style-name="Default">
      <style:table-cell-properties fo:background-color="#ebf7e7" style:text-align-source="fix" style:repeat-content="false"/>
      <style:paragraph-properties fo:text-align="center" fo:margin-left="0cm"/>
      <style:text-properties fo:font-weight="bold" style:font-weight-asian="bold" style:font-weight-complex="bold"/>
    </style:style>
    <style:style style:name="ce98" style:family="table-cell" style:parent-style-name="Default">
      <style:table-cell-properties fo:border-bottom="0.06pt solid #000000" fo:background-color="#ebf7e7"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99" style:family="table-cell" style:parent-style-name="Default">
      <style:text-properties fo:font-weight="bold" style:font-weight-asian="bold" style:font-weight-complex="bold"/>
    </style:style>
    <style:style style:name="ce100" style:family="table-cell" style:parent-style-name="Default">
      <style:table-cell-properties fo:border="none"/>
      <style:text-properties fo:font-weight="bold" style:font-weight-asian="bold" style:font-weight-complex="bold"/>
    </style:style>
    <style:style style:name="ce101" style:family="table-cell" style:parent-style-name="Default">
      <style:text-properties fo:color="#000000" fo:font-weight="bold" style:font-weight-asian="bold" style:font-weight-complex="bold"/>
    </style:style>
    <style:style style:name="ce102" style:family="table-cell" style:parent-style-name="Default">
      <style:text-properties fo:color="#ff011b" fo:font-weight="bold" style:font-weight-asian="bold" style:font-weight-complex="bold"/>
    </style:style>
    <style:style style:name="ce103" style:family="table-cell" style:parent-style-name="Default">
      <style:table-cell-properties style:text-align-source="fix" style:repeat-content="false" fo:background-color="transparent"/>
      <style:paragraph-properties fo:text-align="start" fo:margin-left="0cm"/>
      <style:text-properties style:use-window-font-color="true" fo:font-weight="normal" style:font-weight-asian="normal" style:font-weight-complex="normal"/>
    </style:style>
    <style:style style:name="ce104" style:family="table-cell" style:parent-style-name="Default">
      <style:table-cell-properties fo:border-bottom="0.06pt solid #000000" fo:background-color="#ebf7e7" style:text-align-source="fix" style:repeat-content="false" fo:border-left="none" fo:border-right="none" fo:border-top="none"/>
      <style:paragraph-properties fo:text-align="center" fo:margin-left="0cm"/>
    </style:style>
    <style:style style:name="ce105" style:family="table-cell" style:parent-style-name="Default">
      <style:table-cell-properties fo:background-color="#c27ba0"/>
      <style:text-properties fo:color="#000000"/>
    </style:style>
    <style:style style:name="ce106" style:family="table-cell" style:parent-style-name="Default">
      <style:table-cell-properties fo:background-color="transparent" fo:border="none"/>
    </style:style>
    <style:style style:name="ce107" style:family="table-cell" style:parent-style-name="Default">
      <style:table-cell-properties fo:background-color="transparent"/>
    </style:style>
    <style:style style:name="ce108" style:family="table-cell" style:parent-style-name="Default">
      <style:table-cell-properties fo:background-color="#c27ba0"/>
    </style:style>
    <style:style style:name="ce109" style:family="table-cell" style:parent-style-name="Default">
      <style:table-cell-properties fo:background-color="#c27ba0"/>
      <style:text-properties style:use-window-font-color="true"/>
    </style:style>
    <style:style style:name="ce110" style:family="table-cell" style:parent-style-name="Default">
      <style:text-properties fo:color="#ff011b"/>
    </style:style>
    <style:style style:name="ce111" style:family="table-cell" style:parent-style-name="Default">
      <style:text-properties fo:color="#000000"/>
    </style:style>
    <style:style style:name="ce112" style:family="table-cell" style:parent-style-name="Default">
      <style:table-cell-properties fo:background-color="transparent"/>
      <style:text-properties fo:color="#ff011b"/>
    </style:style>
    <style:style style:name="ce113" style:family="table-cell" style:parent-style-name="Default">
      <style:table-cell-properties fo:background-color="transparent" fo:wrap-option="wrap"/>
      <style:text-properties style:use-window-font-color="true" style:text-outline="false" style:text-line-through-style="none" style:text-line-through-type="none" style:font-name="Carlito1"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text-properties style:use-window-font-color="true" style:text-outline="false" style:text-line-through-style="none" style:text-line-through-type="none" style:font-name="Carlito1"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ext-properties style:text-underline-style="solid" style:text-underline-width="auto" style:text-underline-color="font-color"/>
    </style:style>
    <style:style style:name="ce116" style:family="table-cell" style:parent-style-name="Default">
      <style:table-cell-properties fo:background-color="transparent"/>
      <style:text-properties fo:color="#000000"/>
    </style:style>
    <style:style style:name="ce117" style:family="table-cell" style:parent-style-name="Default">
      <style:table-cell-properties fo:border="none"/>
    </style:style>
    <style:style style:name="ce118" style:family="table-cell" style:parent-style-name="Default">
      <style:text-properties style:use-window-font-color="true"/>
    </style:style>
    <style:style style:name="ce119" style:family="table-cell" style:parent-style-name="Default">
      <style:text-properties fo:color="#000000" fo:font-style="normal" style:font-style-asian="normal" style:font-style-complex="normal"/>
    </style:style>
    <style:style style:name="ce120" style:family="table-cell" style:parent-style-name="Default">
      <style:table-cell-properties style:text-align-source="fix" style:repeat-content="false" fo:background-color="transparent" style:vertical-align="middle"/>
      <style:paragraph-properties fo:text-align="start" fo:margin-left="0cm"/>
      <style:text-properties style:use-window-font-color="true" fo:font-weight="normal" style:font-weight-asian="normal" style:font-weight-complex="normal"/>
    </style:style>
    <style:style style:name="ce121" style:family="table-cell" style:parent-style-name="Default">
      <style:table-cell-properties style:text-align-source="fix" style:repeat-content="false" fo:background-color="transparent" style:vertical-align="middle"/>
      <style:paragraph-properties fo:text-align="start" fo:margin-left="0cm"/>
      <style:text-properties style:use-window-font-color="true" fo:font-size="10pt" fo:font-weight="normal" style:font-size-asian="10pt" style:font-weight-asian="normal" style:font-size-complex="10pt" style:font-weight-complex="normal"/>
    </style:style>
    <style:style style:name="ce122" style:family="table-cell" style:parent-style-name="Default">
      <style:table-cell-properties fo:background-color="#fff2cc" style:text-align-source="fix" style:repeat-content="false"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ackground-color="#fff2cc"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24" style:family="table-cell" style:parent-style-name="Default">
      <style:table-cell-properties fo:border-bottom="0.06pt solid #000000" style:text-align-source="fix" style:repeat-content="false" fo:background-color="transparent" fo:border-left="none" fo:border-right="none" fo:border-top="none"/>
      <style:paragraph-properties fo:text-align="start" fo:margin-left="0cm"/>
      <style:text-properties style:use-window-font-color="true" fo:font-weight="normal" style:font-weight-asian="normal" style:font-weight-complex="normal"/>
    </style:style>
    <style:style style:name="ce125" style:family="table-cell" style:parent-style-name="Default">
      <style:table-cell-properties style:text-align-source="fix" style:repeat-content="false" fo:background-color="transparent" fo:border="none"/>
      <style:paragraph-properties fo:text-align="start" fo:margin-left="0cm"/>
      <style:text-properties style:use-window-font-color="true" fo:font-size="10pt" fo:font-weight="normal" style:font-size-asian="10pt" style:font-weight-asian="normal" style:font-size-complex="10pt" style:font-weight-complex="normal"/>
    </style:style>
    <style:style style:name="ce126" style:family="table-cell" style:parent-style-name="Default">
      <style:table-cell-properties fo:border-bottom="0.06pt solid #000000" style:text-align-source="fix" style:repeat-content="false" fo:background-color="transparent" fo:border-left="none" fo:border-right="none" fo:border-top="none"/>
      <style:paragraph-properties fo:text-align="start" fo:margin-left="0cm"/>
      <style:text-properties style:use-window-font-color="true" fo:font-size="10pt" fo:font-weight="normal" style:font-size-asian="10pt" style:font-weight-asian="normal" style:font-size-complex="10pt" style:font-weight-complex="normal"/>
    </style:style>
    <style:style style:name="ce127" style:family="table-cell" style:parent-style-name="Default">
      <style:table-cell-properties fo:background-color="#fffd59" style:text-align-source="fix" style:repeat-content="false" style:vertical-align="middle"/>
      <style:paragraph-properties fo:text-align="center" fo:margin-left="0cm"/>
      <style:text-properties style:use-window-font-color="true" fo:font-size="10pt" fo:font-weight="normal" style:font-size-asian="10pt" style:font-weight-asian="normal" style:font-size-complex="10pt" style:font-weight-complex="normal"/>
    </style:style>
    <style:style style:name="ce34" style:family="table-cell" style:parent-style-name="Default">
      <style:table-cell-properties fo:background-color="#fff2cc" style:text-align-source="fix" style:repeat-content="false"/>
      <style:paragraph-properties fo:text-align="center" fo:margin-left="0cm"/>
      <style:text-properties fo:font-weight="bold" style:font-weight-asian="bold" style:font-weight-complex="bold"/>
    </style:style>
    <style:style style:name="ce129" style:family="table-cell" style:parent-style-name="Default">
      <style:table-cell-properties fo:wrap-option="no-wrap"/>
      <style:text-properties fo:color="#000000"/>
    </style:style>
    <style:style style:name="ce130" style:family="table-cell" style:parent-style-name="Default">
      <style:table-cell-properties fo:background-color="transparent" fo:wrap-option="no-wrap"/>
      <style:text-properties fo:color="#000000"/>
    </style:style>
    <style:style style:name="ce131" style:family="table-cell" style:parent-style-name="Default">
      <style:table-cell-properties fo:background-color="transparent" fo:wrap-option="no-wrap"/>
      <style:text-properties fo:color="#000000" style:text-outline="false" style:text-line-through-style="none" style:text-line-through-type="none" style:font-name="Carlito1"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transparent"/>
      <style:text-properties style:use-window-font-color="true"/>
    </style:style>
    <style:style style:name="ce133" style:family="table-cell" style:parent-style-name="Default">
      <style:table-cell-properties fo:wrap-option="no-wrap"/>
      <style:text-properties fo:color="#000000" style:text-outline="false" style:text-line-through-style="none" style:text-line-through-type="none" style:font-name="Carlito1"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ff21f5" style:text-align-source="fix" style:repeat-content="false"/>
      <style:paragraph-properties fo:text-align="start" fo:margin-left="0cm"/>
      <style:text-properties style:use-window-font-color="true" fo:font-size="10pt" fo:font-weight="normal" style:font-size-asian="10pt" style:font-weight-asian="normal" style:font-size-complex="10pt" style:font-weight-complex="normal"/>
    </style:style>
    <style:style style:name="ce135"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fo:font-size="10pt" fo:font-weight="normal" style:font-size-asian="10pt" style:font-weight-asian="normal" style:font-size-complex="10pt" style:font-weight-complex="normal"/>
    </style:style>
    <style:style style:name="ce136" style:family="table-cell" style:parent-style-name="Default">
      <style:table-cell-properties fo:background-color="#ebf7e7" style:text-align-source="fix" style:repeat-content="false" style:vertical-align="middle"/>
      <style:paragraph-properties fo:text-align="center" fo:margin-left="0cm"/>
      <style:text-properties fo:font-weight="bold" style:font-weight-asian="bold" style:font-weight-complex="bold"/>
    </style:style>
    <style:style style:name="ce137" style:family="table-cell" style:parent-style-name="Default">
      <style:table-cell-properties fo:background-color="#fed966" style:text-align-source="fix" style:repeat-content="false" fo:wrap-option="wrap"/>
      <style:paragraph-properties fo:text-align="start" fo:margin-left="0cm"/>
      <style:text-properties style:use-window-font-color="true" fo:font-size="10pt" fo:font-weight="normal" style:font-size-asian="10pt" style:font-weight-asian="normal" style:font-size-complex="10pt" style:font-weight-complex="normal"/>
    </style:style>
    <style:style style:name="ce138" style:family="table-cell" style:parent-style-name="Default">
      <style:table-cell-properties fo:wrap-option="wrap"/>
      <style:text-properties fo:color="#ff011b" style:text-outline="false" style:text-line-through-style="none" style:text-line-through-type="none" style:font-name="Carlito1"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style:text-align-source="fix" style:repeat-content="false" fo:background-color="transparent" fo:wrap-option="wrap"/>
      <style:paragraph-properties fo:text-align="start" fo:margin-left="0cm"/>
      <style:text-properties style:use-window-font-color="true" fo:font-size="10pt" fo:font-weight="normal" style:font-size-asian="10pt" style:font-weight-asian="normal" style:font-size-complex="10pt" style:font-weight-complex="normal"/>
    </style:style>
    <style:style style:name="ce140" style:family="table-cell" style:parent-style-name="Default">
      <style:table-cell-properties fo:background-color="#fff2cc" style:text-align-source="fix" style:repeat-content="false" fo:wrap-option="wrap"/>
      <style:paragraph-properties fo:text-align="center" fo:margin-left="0cm"/>
      <style:text-properties fo:font-weight="bold" style:font-weight-asian="bold" style:font-weight-complex="bold"/>
    </style:style>
    <style:style style:name="ce141" style:family="table-cell" style:parent-style-name="Default">
      <style:table-cell-properties fo:border-bottom="0.06pt solid #000000" fo:background-color="#fff2cc" style:text-align-source="fix" style:repeat-content="false" fo:border-left="none" fo:border-right="none" fo:border-top="none"/>
      <style:paragraph-properties fo:text-align="center" fo:margin-left="0cm"/>
    </style:style>
    <style:style style:name="ce142" style:family="table-cell" style:parent-style-name="Default">
      <style:table-cell-properties fo:border-bottom="0.06pt solid #000000" fo:background-color="#ebf7e7" fo:border-left="none" fo:border-right="none" fo:border-top="none"/>
    </style:style>
    <style:style style:name="ce143" style:family="table-cell" style:parent-style-name="Default">
      <style:table-cell-properties fo:background-color="#ebf7e7"/>
    </style:style>
    <style:style style:name="T1" style:family="text">
      <style:text-properties style:font-name="Carlito"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SC Regular"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office:automatic-styles>
  <office:body>
    <office:spreadsheet>
      <table:table table:name="Tabelle1" table:style-name="ta1">
        <office:forms form:automatic-focus="false" form:apply-design-mode="false"/>
        <table:table-column table:style-name="co1" table:default-cell-style-name="ce99"/>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1" table:number-columns-repeated="1008" table:default-cell-style-name="Default"/>
        <table:table-row table:style-name="ro1">
          <table:table-cell table:style-name="ce95" office:value-type="string" calcext:value-type="string">
            <text:p>Datalist WebApp: Scenario eGon2035 + eGon100RE</text:p>
          </table:table-cell>
          <table:table-cell table:style-name="ce103" table:number-columns-repeated="3"/>
          <table:table-cell table:style-name="ce120"/>
          <table:table-cell table:style-name="ce124"/>
          <table:table-cell table:style-name="ce103" table:number-columns-repeated="2"/>
          <table:table-cell table:style-name="ce120"/>
          <table:table-cell table:style-name="ce103" table:number-columns-repeated="1015"/>
        </table:table-row>
        <table:table-row table:style-name="ro2">
          <table:table-cell table:style-name="ce2" office:value-type="string" calcext:value-type="string">
            <text:p>See bottom of table for aggregation levels the layers refer to</text:p>
          </table:table-cell>
          <table:table-cell table:style-name="ce2" table:number-columns-repeated="3"/>
          <table:table-cell table:style-name="ce121"/>
          <table:table-cell table:style-name="ce125"/>
          <table:table-cell table:style-name="ce2" table:number-columns-repeated="2"/>
          <table:table-cell table:style-name="ce121"/>
          <table:table-cell table:style-name="ce2" table:number-columns-repeated="1015"/>
        </table:table-row>
        <table:table-row table:style-name="ro2">
          <table:table-cell table:style-name="ce2" table:number-columns-repeated="4"/>
          <table:table-cell table:style-name="ce121"/>
          <table:table-cell table:style-name="ce125"/>
          <table:table-cell table:style-name="ce2"/>
          <table:table-cell table:style-name="ce134" office:value-type="string" calcext:value-type="string">
            <text:p>@David: Wenn eigene Geometrie, sollte diese in der 2 Spalte stehen oder egal? Wie soll km² angegeben werden?</text:p>
          </table:table-cell>
          <table:table-cell table:style-name="ce121"/>
          <table:table-cell table:style-name="ce2" table:number-columns-repeated="1015"/>
        </table:table-row>
        <table:table-row table:style-name="ro2">
          <table:table-cell table:style-name="Default"/>
          <table:table-cell table:style-name="ce2" table:number-columns-repeated="3"/>
          <table:table-cell table:style-name="ce121"/>
          <table:table-cell table:style-name="ce125"/>
          <table:table-cell table:style-name="ce2" table:number-columns-repeated="2"/>
          <table:table-cell table:style-name="ce121"/>
          <table:table-cell table:style-name="ce2" table:number-columns-repeated="1015"/>
        </table:table-row>
        <table:table-row table:style-name="ro3">
          <table:table-cell table:style-name="ce2" table:number-columns-repeated="4"/>
          <table:table-cell table:style-name="ce121"/>
          <table:table-cell table:style-name="ce126"/>
          <table:table-cell table:style-name="ce127" office:value-type="string" calcext:value-type="string" table:number-columns-spanned="2" table:number-rows-spanned="1">
            <text:p><text:span text:style-name="T1">Marked queries cannot be read/executed properly by the script atm (probably only formatting issues, mostly missing spaces); </text:span></text:p>
            <text:p><text:span text:style-name="T1">Generally: after copy+paste a query into here, please check manually and </text:span><text:span text:style-name="T2">write them in one line; be especially careful with spaces and brackets.</text:span></text:p>
            <text:p><text:span text:style-name="T2">→ Please unmark, if you fixed it :)</text:span></text:p>
          </table:table-cell>
          <table:covered-table-cell table:style-name="ce2"/>
          <table:table-cell table:style-name="ce135" office:value-type="string" calcext:value-type="string">
            <text:p>Value <text:span text:style-name="T3">OWN</text:span> indicates that the layer has no aggregation reference but comes with own geometries.</text:p>
          </table:table-cell>
          <table:table-cell table:style-name="ce137" office:value-type="string" calcext:value-type="string">
            <text:p>WIR BRAUCHEN DIESE 2 SPALTEN NICHT; WEIL JA IN AGG.EBENE UNTEN GEGEBEN, ODER?</text:p>
          </table:table-cell>
          <table:table-cell table:style-name="ce139"/>
          <table:table-cell table:style-name="ce2" table:number-columns-repeated="1013"/>
        </table:table-row>
        <table:table-row table:style-name="ro4">
          <table:table-cell table:style-name="ce3" office:value-type="string" calcext:value-type="string">
            <text:p>Category</text:p>
          </table:table-cell>
          <table:table-cell table:style-name="ce3" office:value-type="string" calcext:value-type="string">
            <text:p>Subcategory</text:p>
          </table:table-cell>
          <table:table-cell table:style-name="ce3" office:value-type="string" calcext:value-type="string">
            <text:p>Layername as shown in App</text:p>
          </table:table-cell>
          <table:table-cell table:style-name="ce3" office:value-type="string" calcext:value-type="string">
            <text:p>Responsible</text:p>
          </table:table-cell>
          <table:table-cell table:style-name="ce122" office:value-type="string" calcext:value-type="string" table:number-columns-spanned="3" table:number-rows-spanned="1">
            <text:p>Data shown in map</text:p>
          </table:table-cell>
          <table:covered-table-cell table:style-name="ce29"/>
          <table:covered-table-cell table:style-name="ce34"/>
          <table:table-cell table:style-name="ce34"/>
          <table:table-cell table:style-name="ce136" office:value-type="string" calcext:value-type="string" table:number-columns-spanned="3" table:number-rows-spanned="1">
            <text:p>Geom (Aggregation level / reference)</text:p>
          </table:table-cell>
          <table:covered-table-cell table:number-columns-repeated="2" table:style-name="ce3"/>
          <table:table-cell table:style-name="ce140" office:value-type="string" calcext:value-type="string">
            <text:p>Data shown in pop-up (column names, comma separated)</text:p>
          </table:table-cell>
          <table:table-cell table:style-name="ce34" office:value-type="string" calcext:value-type="string">
            <text:p>Info in information icon</text:p>
          </table:table-cell>
          <table:table-cell table:style-name="ce3" office:value-type="string" calcext:value-type="string">
            <text:p>Link zur Dataset Dokumentation</text:p>
          </table:table-cell>
          <table:table-cell table:style-name="ce3" office:value-type="string" calcext:value-type="string">
            <text:p>Open questions?</text:p>
          </table:table-cell>
          <table:table-cell table:style-name="ce3" office:value-type="string" calcext:value-type="string">
            <text:p>Kommentar</text:p>
          </table:table-cell>
          <table:table-cell table:style-name="ce143" table:number-columns-repeated="1008"/>
        </table:table-row>
        <table:table-row table:style-name="ro5">
          <table:table-cell table:style-name="ce98"/>
          <table:table-cell table:style-name="ce104" table:number-columns-repeated="3"/>
          <table:table-cell table:style-name="ce29" office:value-type="string" calcext:value-type="string">
            <text:p>Parameter</text:p>
          </table:table-cell>
          <table:table-cell table:style-name="ce29" office:value-type="string" calcext:value-type="string">
            <text:p>Unit</text:p>
          </table:table-cell>
          <table:table-cell table:style-name="ce29" office:value-type="string" calcext:value-type="string">
            <text:p>Plain SQL query eGon2035</text:p>
          </table:table-cell>
          <table:table-cell table:style-name="ce29" office:value-type="string" calcext:value-type="string">
            <text:p>Plain SQL query eGon100RE</text:p>
          </table:table-cell>
          <table:table-cell table:style-name="ce98" office:value-type="string" calcext:value-type="string">
            <text:p>Name</text:p>
          </table:table-cell>
          <table:table-cell table:style-name="ce98" office:value-type="string" calcext:value-type="string">
            <text:p>Query</text:p>
          </table:table-cell>
          <table:table-cell table:style-name="ce98" office:value-type="string" calcext:value-type="string">
            <text:p>Old! Will be deleted </text:p>
            <text:p>Column</text:p>
          </table:table-cell>
          <table:table-cell table:style-name="ce141" table:number-columns-repeated="2"/>
          <table:table-cell table:style-name="ce104"/>
          <table:table-cell table:style-name="ce142" table:number-columns-repeated="2"/>
          <table:table-cell table:style-name="ce3" office:value-type="string" calcext:value-type="string">
            <text:p>available in web_app</text:p>
          </table:table-cell>
          <table:table-cell table:style-name="ce143"/>
          <table:table-cell table:style-name="ce142" table:number-columns-repeated="1006"/>
        </table:table-row>
        <table:table-row table:style-name="ro6">
          <table:table-cell office:value-type="string" calcext:value-type="string">
            <text:p>Demand</text:p>
          </table:table-cell>
          <table:table-cell table:style-name="ce105" office:value-type="string" calcext:value-type="string">
            <text:p>-</text:p>
          </table:table-cell>
          <table:table-cell table:style-name="ce105" office:value-type="string" calcext:value-type="string">
            <text:p>Population</text:p>
          </table:table-cell>
          <table:table-cell office:value-type="string" calcext:value-type="string">
            <text:p>Birgit</text:p>
          </table:table-cell>
          <table:table-cell office:value-type="string" calcext:value-type="string">
            <text:p>Population</text:p>
          </table:table-cell>
          <table:table-cell office:value-type="string" calcext:value-type="string">
            <text:p>-</text:p>
          </table:table-cell>
          <table:table-cell table:style-name="ce129" office:value-type="string" calcext:value-type="string">
            <text:p>SELECT b.bus_id, sum(a.population) FROM society.egon_population_prognosis as a JOIN boundaries.egon_map_zensus_grid_districts as b ON a.zensus_population_id = b.zensus_population_id WHERE a.year = 2035 GROUP BY b.bus_id</text:p>
          </table:table-cell>
          <table:table-cell table:style-name="ce116" office:value-type="string" calcext:value-type="string">
            <text:p>SELECT b.bus_id, sum(a.population) FROM society.egon_population_prognosis as a JOIN boundaries.egon_map_zensus_grid_districts as b ON a.zensus_population_id = b.zensus_population_id WHERE a.year = 2050 GROUP BY b.bus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text:p>
          </table:table-cell>
          <table:table-cell table:style-name="ce118" office:value-type="string" calcext:value-type="string">
            <text:p>Number of residents per MV grid district</text:p>
          </table:table-cell>
          <table:table-cell table:style-name="ce110" office:value-type="string" calcext:value-type="string">
            <text:p>?</text:p>
          </table:table-cell>
          <table:table-cell table:style-name="ce111"/>
          <table:table-cell/>
          <table:table-cell office:value-type="float" office:value="1" calcext:value-type="float">
            <text:p>1</text:p>
          </table:table-cell>
          <table:table-cell table:number-columns-repeated="1007"/>
        </table:table-row>
        <table:table-row table:style-name="ro6">
          <table:table-cell table:style-name="ce100"/>
          <table:table-cell table:style-name="ce106" table:number-columns-repeated="2"/>
          <table:table-cell table:style-name="ce117" table:number-columns-repeated="12"/>
          <table:table-cell table:number-columns-repeated="3"/>
          <table:table-cell table:style-name="ce117" table:number-columns-repeated="1006"/>
        </table:table-row>
        <table:table-row table:style-name="ro6">
          <table:table-cell table:style-name="Default"/>
          <table:table-cell table:style-name="ce105" office:value-type="string" calcext:value-type="string">
            <text:p>Electricity</text:p>
          </table:table-cell>
          <table:table-cell table:style-name="ce105" office:value-type="string" calcext:value-type="string">
            <text:p>Households</text:p>
          </table:table-cell>
          <table:table-cell office:value-type="string" calcext:value-type="string">
            <text:p>Birgit</text:p>
          </table:table-cell>
          <table:table-cell office:value-type="string" calcext:value-type="string">
            <text:p>Annual demand</text:p>
          </table:table-cell>
          <table:table-cell table:style-name="ce111" office:value-type="string" calcext:value-type="string">
            <text:p>MWh</text:p>
          </table:table-cell>
          <table:table-cell table:style-name="ce116" office:value-type="string" calcext:value-type="string">
            <text:p>SELECT mv_grid_district_id, SUM(hourly_demand), MAX(hourly_demand), MIN(hourly_demand) FROM (SELECT mv_grid_district_id, SUM(hourly_demand_per_table) as hourly_demand FROM (SELECT bus_id, SUM(a) as hourly_demand_per_table, ORDINALITY FROM demand.egon_etrago_electricity_households, unnest(p_set) WITH ORDINALITY a WHERE scn_name = 'eGon2035' GROUP BY bus_id, ordinality ) b JOIN boundaries.egon_map_grid_districts_bus_ids c ON b.bus_id = c.bus_id WHERE c.scn_name = 'eGon2035' GROUP BY mv_grid_district_id, ordinality) c GROUP BY mv_grid_district_id</text:p>
          </table:table-cell>
          <table:table-cell table:style-name="ce116" office:value-type="string" calcext:value-type="string">
            <text:p>SELECT mv_grid_district_id, SUM(hourly_demand), MAX(hourly_demand), MIN(hourly_demand) FROM (SELECT mv_grid_district_id, SUM(hourly_demand_per_table) as hourly_demand FROM(SELECT bus_id, SUM(a) as hourly_demand_per_table, ORDINALITY FROM demand.egon_etrago_electricity_households, unnest(p_set) WITH ORDINALITY a WHERE scn_name = 'eGon100RE' GROUP BY bus_id, ordinality ) b JOIN boundaries.egon_map_grid_districts_bus_ids c ON b.bus_id = c.bus_id WHERE c.scn_name = 'eGon100RE' GROUP BY mv_grid_district_id, ordinality ) c GROUP BY 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office:value-type="string" calcext:value-type="string">
            <text:p>Minimal demand in MW: min, Maximal demand in MW: max</text:p>
          </table:table-cell>
          <table:table-cell office:value-type="string" calcext:value-type="string">
            <text:p>Annual electricity demand of households in MWh per MV grid district</text:p>
          </table:table-cell>
          <table:table-cell table:style-name="ce110" office:value-type="string" calcext:value-type="string">
            <text:p>?</text:p>
          </table:table-cell>
          <table:table-cell table:style-name="ce110" office:value-type="string" calcext:value-type="string">
            <text:p>@Ilka: Summe des Strombedarfs über alle Sektoren für eGon2035 533 TWh, ist das korrekt?</text:p>
          </table:table-cell>
          <table:table-cell office:value-type="string" calcext:value-type="string">
            <text:p>Lasten sind nur in MS und NS angeschlossen</text:p>
          </table:table-cell>
          <table:table-cell office:value-type="float" office:value="1" calcext:value-type="float">
            <text:p>1</text:p>
          </table:table-cell>
          <table:table-cell table:number-columns-repeated="1007"/>
        </table:table-row>
        <table:table-row table:style-name="ro6">
          <table:table-cell/>
          <table:table-cell table:style-name="ce105" office:value-type="string" calcext:value-type="string">
            <text:p>Electricity</text:p>
          </table:table-cell>
          <table:table-cell table:style-name="ce105" office:value-type="string" calcext:value-type="string">
            <text:p>CTS</text:p>
          </table:table-cell>
          <table:table-cell office:value-type="string" calcext:value-type="string">
            <text:p>Birgit</text:p>
          </table:table-cell>
          <table:table-cell office:value-type="string" calcext:value-type="string">
            <text:p>Annual demand</text:p>
          </table:table-cell>
          <table:table-cell table:style-name="ce111" office:value-type="string" calcext:value-type="string">
            <text:p>MWh</text:p>
          </table:table-cell>
          <table:table-cell table:style-name="ce116" office:value-type="string" calcext:value-type="string">
            <text:p>SELECT mv_grid_district_id, SUM(hourly_demand), MAX(hourly_demand), MIN(hourly_demand) FROM (SELECT mv_grid_district_id, SUM(hourly_demand_per_table) as hourly_demand FROM (SELECT bus_id, SUM(a) as hourly_demand_per_table, ORDINALITY FROM demand.egon_etrago_electricity_cts, unnest(p_set) WITH ORDINALITY a WHERE scn_name = 'eGon2035' GROUP BY bus_id, ordinality ) b JOIN boundaries.egon_map_grid_districts_bus_ids c ON b.bus_id = c.bus_id WHERE c.scn_name = 'eGon2035' GROUP BY mv_grid_district_id, ordinality) c GROUP BY mv_grid_district_id</text:p>
          </table:table-cell>
          <table:table-cell table:style-name="ce116" office:value-type="string" calcext:value-type="string">
            <text:p>SELECT mv_grid_district_id, SUM(hourly_demand), MAX(hourly_demand), MIN(hourly_demand) FROM (SELECT mv_grid_district_id, SUM(hourly_demand_per_table) as hourly_demand FROM (SELECT bus_id, SUM(a) as hourly_demand_per_table, ORDINALITY FROM demand.egon_etrago_electricity_cts, unnest(p_set) WITH ORDINALITY a WHERE scn_name = 'eGon100RE' GROUP BY bus_id, ordinality ) b JOIN boundaries.egon_map_grid_districts_bus_ids c ON b.bus_id = c.bus_id WHERE c.scn_name = 'eGon2035' GROUP BY mv_grid_district_id, ordinality) c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office:value-type="string" calcext:value-type="string">
            <text:p>Minimal demand in MW: min, Maximal demand in MW: max</text:p>
          </table:table-cell>
          <table:table-cell office:value-type="string" calcext:value-type="string">
            <text:p>Annual electricity demand in CTS (commercial, trade, services) sector in MWh per MV grid district</text:p>
          </table:table-cell>
          <table:table-cell table:style-name="ce110" office:value-type="string" calcext:value-type="string">
            <text:p>?</text:p>
          </table:table-cell>
          <table:table-cell table:style-name="ce110"/>
          <table:table-cell office:value-type="string" calcext:value-type="string">
            <text:p>Lasten sind nur in MS und NS angeschlossen</text:p>
          </table:table-cell>
          <table:table-cell office:value-type="float" office:value="1" calcext:value-type="float">
            <text:p>1</text:p>
          </table:table-cell>
          <table:table-cell table:number-columns-repeated="1007"/>
        </table:table-row>
        <table:table-row table:style-name="ro6">
          <table:table-cell/>
          <table:table-cell table:style-name="ce105" office:value-type="string" calcext:value-type="string">
            <text:p>Electricity</text:p>
          </table:table-cell>
          <table:table-cell table:style-name="ce105" office:value-type="string" calcext:value-type="string">
            <text:p>Industry</text:p>
          </table:table-cell>
          <table:table-cell office:value-type="string" calcext:value-type="string">
            <text:p>Birgit</text:p>
          </table:table-cell>
          <table:table-cell office:value-type="string" calcext:value-type="string">
            <text:p>Annual demand</text:p>
          </table:table-cell>
          <table:table-cell table:style-name="ce111" office:value-type="string" calcext:value-type="string">
            <text:p>MWh</text:p>
          </table:table-cell>
          <table:table-cell table:style-name="ce116" office:value-type="string" calcext:value-type="string">
            <text:p>SELECT mv_grid_district_id, SUM(hourly_demand), MAX(hourly_demand), MIN(hourly_demand) FROM (SELECT bus_id, SUM(hourly_demand_per_table) as hourly_demand FROM(SELECT bus_id, SUM(a) as hourly_demand_per_table, ORDINALITY FROM demand.egon_osm_ind_load_curves_individual, unnest(p_set) WITH ORDINALITY a WHERE scn_name = 'eGon2035' GROUP BY bus_id, ordinality UNION ALL SELECT bus_id, SUM(a) as hourly_demand_per_table, ORDINALITY FROM demand.egon_sites_ind_load_curves_individual, unnest(p_set) WITH ORDINALITY a WHERE scn_name = 'eGon2035' GROUP BY bus_id, ordinality) b GROUP BY bus_id, ordinality) c JOIN boundaries.egon_map_grid_districts_bus_ids d ON c.bus_id = d.bus_id WHERE d.scn_name = 'eGon2035' GROUP BY mv_grid_district_id</text:p>
          </table:table-cell>
          <table:table-cell table:style-name="ce116" office:value-type="string" calcext:value-type="string">
            <text:p>SELECT mv_grid_district_id, SUM(hourly_demand), MAX(hourly_demand), MIN(hourly_demand) FROM (SELECT bus_id, SUM(hourly_demand_per_table) as hourly_demand FROM(SELECT bus_id, SUM(a) as hourly_demand_per_table, ORDINALITY FROM demand.egon_osm_ind_load_curves_individual, unnest(p_set) WITH ORDINALITY a WHERE scn_name = 'eGon100RE' GROUP BY bus_id, ordinality UNION ALL SELECT bus_id, SUM(a) as hourly_demand_per_table, ORDINALITY FROM demand.egon_sites_ind_load_curves_individual, unnest(p_set) WITH ORDINALITY a WHERE scn_name = 'eGon100RE' GROUP BY bus_id, ordinality) b GROUP BY bus_id, ordinality) c JOIN boundaries.egon_map_grid_districts_bus_ids d ON c.bus_id = d.bus_id WHERE d.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office:value-type="string" calcext:value-type="string">
            <text:p>Minimal demand in MW: min, Maximal demand in MW: max</text:p>
          </table:table-cell>
          <table:table-cell office:value-type="string" calcext:value-type="string">
            <text:p>Annual electricity demand in industry in MWh per MV grid district</text:p>
          </table:table-cell>
          <table:table-cell table:style-name="ce110" office:value-type="string" calcext:value-type="string">
            <text:p>?</text:p>
          </table:table-cell>
          <table:table-cell table:style-name="ce110"/>
          <table:table-cell table:style-name="ce111" office:value-type="string" calcext:value-type="string">
            <text:p>Lasten können auch in höherer Spannungsebene angeschlossen sein!</text:p>
          </table:table-cell>
          <table:table-cell office:value-type="float" office:value="1" calcext:value-type="float">
            <text:p>1</text:p>
          </table:table-cell>
          <table:table-cell table:number-columns-repeated="1007"/>
        </table:table-row>
        <table:table-row table:style-name="ro2">
          <table:table-cell/>
          <table:table-cell table:style-name="ce107" table:number-columns-repeated="2"/>
          <table:table-cell table:number-columns-repeated="2"/>
          <table:table-cell table:style-name="ce111" table:number-columns-repeated="3"/>
          <table:table-cell table:number-columns-repeated="5"/>
          <table:table-cell table:style-name="ce111"/>
          <table:table-cell table:number-columns-repeated="1010"/>
        </table:table-row>
        <table:table-row table:style-name="ro7">
          <table:table-cell/>
          <table:table-cell table:style-name="ce105" office:value-type="string" calcext:value-type="string">
            <text:p>Heat</text:p>
          </table:table-cell>
          <table:table-cell table:style-name="ce105" office:value-type="string" calcext:value-type="string">
            <text:p>Individual heating households and CTS</text:p>
          </table:table-cell>
          <table:table-cell table:style-name="ce111" office:value-type="string" calcext:value-type="string">
            <text:p>Clara</text:p>
          </table:table-cell>
          <table:table-cell table:style-name="ce111" office:value-type="string" calcext:value-type="string">
            <text:p>Annual demand</text:p>
          </table:table-cell>
          <table:table-cell table:style-name="ce111" office:value-type="string" calcext:value-type="string">
            <text:p>MWh</text:p>
          </table:table-cell>
          <table:table-cell table:style-name="ce116" office:value-type="string" calcext:value-type="string">
            <text:p>SELECT mv_grid_district_id, SUM(hourly_demand), MAX(hourly_demand), MIN(hourly_demand) FROM (SELECT bus_id, SUM(a) as hourly_demand FROM <text:s text:c="2"/>demand.egon_etrago_timeseries_individual_heating, unnest(dist_aggregated_mw) WITH ORDINALITY a WHERE scenario = 'eGon2035' GROUP BY bus_id, ordinality ORDER BY bus_id, ordinality) b JOIN boundaries.egon_map_grid_districts_bus_ids c ON c.bus_id = b.bus_id WHERE c.scn_name = 'eGon2035' GROUP BY mv_grid_district_id</text:p>
          </table:table-cell>
          <table:table-cell table:style-name="ce116" office:value-type="string" calcext:value-type="string">
            <text:p>SELECT mv_grid_district_id, SUM(hourly_demand), MAX(hourly_demand), MIN(hourly_demand) FROM (SELECT bus_id, SUM(a) as hourly_demand FROM <text:s text:c="2"/>demand.egon_etrago_timeseries_individual_heating, unnest(dist_aggregated_mw) WITH ORDINALITY a WHERE scenario = 'eGon100RE' GROUP BY bus_id, ordinality ORDER BY bus_id, ordinality) b JOIN boundaries.egon_map_grid_districts_bus_ids c ON c.bus_id = b.bus_id WHERE c.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office:value-type="string" calcext:value-type="string">
            <text:p>Minimal demand in MW: min, Maximal demand in MW: max</text:p>
          </table:table-cell>
          <table:table-cell office:value-type="string" calcext:value-type="string">
            <text:p>Annual individual heating demand of households and CTS (commercial, trade, services) in MWh per MV grid district</text:p>
          </table:table-cell>
          <table:table-cell table:style-name="ce110" office:value-type="string" calcext:value-type="string">
            <text:p>?</text:p>
          </table:table-cell>
          <table:table-cell/>
          <table:table-cell table:style-name="ce111" office:value-type="string" calcext:value-type="string">
            <text:p>HH and CTS combined!</text:p>
          </table:table-cell>
          <table:table-cell office:value-type="float" office:value="1" calcext:value-type="float">
            <text:p>1</text:p>
          </table:table-cell>
          <table:table-cell table:number-columns-repeated="1007"/>
        </table:table-row>
        <table:table-row table:style-name="ro6">
          <table:table-cell/>
          <table:table-cell table:style-name="ce105" office:value-type="string" calcext:value-type="string">
            <text:p>Heat</text:p>
          </table:table-cell>
          <table:table-cell table:style-name="ce105" office:value-type="string" calcext:value-type="string">
            <text:p>District heating households and CTS</text:p>
          </table:table-cell>
          <table:table-cell table:style-name="ce111" office:value-type="string" calcext:value-type="string">
            <text:p>Clara</text:p>
          </table:table-cell>
          <table:table-cell table:style-name="ce111" office:value-type="string" calcext:value-type="string">
            <text:p>Annual demand</text:p>
          </table:table-cell>
          <table:table-cell table:style-name="ce111" office:value-type="string" calcext:value-type="string">
            <text:p>MWh</text:p>
          </table:table-cell>
          <table:table-cell table:style-name="ce130" office:value-type="string" calcext:value-type="string">
            <text:p>SELECT a.area_id, (SELECT SUM(x) FROM UNNEST(dist_aggregated_mw) x) as annual_demand, (SELECT MAX(x) FROM UNNEST(dist_aggregated_mw) x) as max, (SELECT MIN(x) FROM UNNEST(dist_aggregated_mw) x) as min, b.geom_polygon FROM demand.egon_timeseries_district_heating a JOIN demand.egon_district_heating_areas b ON a.area_id = b.area_id WHERE a.scenario = 'eGon2035' and b.scenario = 'eGon2035'</text:p>
          </table:table-cell>
          <table:table-cell table:style-name="ce116" office:value-type="string" calcext:value-type="string">
            <text:p>SELECT a.area_id, (SELECT SUM(x) FROM UNNEST(dist_aggregated_mw) x) as annual_demand, (SELECT MAX(x) FROM UNNEST(dist_aggregated_mw) x) as max, (SELECT MIN(x) FROM UNNEST(dist_aggregated_mw) x) as min, b.geom_polygon FROM demand.egon_timeseries_district_heating a JOIN demand.egon_district_heating_areas b ON a.area_id = b.area_id WHERE a.scenario = 'eGon100RE' and b.scenario = 'eGon100RE'</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office:value-type="string" calcext:value-type="string">
            <text:p>Minimal demand in MW: min, Maximal demand in MW: max</text:p>
          </table:table-cell>
          <table:table-cell office:value-type="string" calcext:value-type="string">
            <text:p>Annual district heating demand of households and CTS (commercial, trade, services) in MWh per district heating network</text:p>
          </table:table-cell>
          <table:table-cell table:style-name="ce110" office:value-type="string" calcext:value-type="string">
            <text:p>?</text:p>
          </table:table-cell>
          <table:table-cell table:style-name="ce111"/>
          <table:table-cell table:style-name="ce111" office:value-type="string" calcext:value-type="string">
            <text:p>Geom ändert sich je szenario, weshalb sie direkt in den query mit aufgenommen wurde</text:p>
          </table:table-cell>
          <table:table-cell office:value-type="float" office:value="1" calcext:value-type="float">
            <text:p>1</text:p>
          </table:table-cell>
          <table:table-cell table:number-columns-repeated="1007"/>
        </table:table-row>
        <table:table-row table:style-name="ro2" table:visibility="collapse">
          <table:table-cell/>
          <table:table-cell table:style-name="ce107"/>
          <table:table-cell table:style-name="ce112"/>
          <table:table-cell table:number-columns-repeated="3"/>
          <table:table-cell office:value-type="string" calcext:value-type="string">
            <text:p>el_capacity</text:p>
          </table:table-cell>
          <table:table-cell table:number-columns-repeated="1017"/>
        </table:table-row>
        <table:table-row table:style-name="ro6">
          <table:table-cell/>
          <table:table-cell table:style-name="ce105" office:value-type="string" calcext:value-type="string">
            <text:p>Gas</text:p>
          </table:table-cell>
          <table:table-cell table:style-name="ce105" office:value-type="string" calcext:value-type="string">
            <text:p>Methane for industry</text:p>
          </table:table-cell>
          <table:table-cell office:value-type="string" calcext:value-type="string">
            <text:p>Amélia</text:p>
          </table:table-cell>
          <table:table-cell office:value-type="string" calcext:value-type="string">
            <text:p>Annual demand</text:p>
          </table:table-cell>
          <table:table-cell table:style-name="ce111" office:value-type="string" calcext:value-type="string">
            <text:p>MWh</text:p>
          </table:table-cell>
          <table:table-cell table:style-name="ce131" office:value-type="string" calcext:value-type="string">
            <text:p>SELECT a.bus, (SELECT SUM(x) FROM UNNEST(b.p_set) x) as annual_demand, d.geom FROM grid.egon_etrago_load_timeseries b JOIN grid.egon_etrago_load a ON (a.load_id = b.load_id) JOIN grid.egon_etrago_bus c ON (a.bus=c.bus_id) JOIN grid.egon_gas_voronoi d ON (a.bus=d.bus_id) WHERE a.scn_name = 'eGon2035' AND b.scn_name = 'eGon2035' AND c.scn_name = 'eGon2035' AND d.scn_name = 'eGon2035' AND c.country = 'DE' AND a.carrier = 'CH4_for_industry' AND d.carrier = 'CH4'</text:p>
          </table:table-cell>
          <table:table-cell table:style-name="ce131" office:value-type="string" calcext:value-type="string">
            <text:p>SELECT a.bus, (SELECT SUM(x) FROM UNNEST(b.p_set) x) as annual_demand, d.geom FROM grid.egon_etrago_load_timeseries b JOIN grid.egon_etrago_load a ON (a.load_id = b.load_id) JOIN grid.egon_etrago_bus c ON (a.bus=c.bus_id) JOIN grid.egon_gas_voronoi d ON (a.bus=d.bus_id) WHERE a.scn_name = 'eGon100RE' AND b.scn_name = 'eGon100RE' AND c.scn_name = 'eGon100RE' AND d.scn_name = 'eGon100RE' AND c.country = 'DE' AND a.carrier = 'CH4_for_industry' AND d.carrier = 'CH4'</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office:value-type="string" calcext:value-type="string">
            <text:p>Annual gas demand in the industry sector in MWh</text:p>
          </table:table-cell>
          <table:table-cell table:style-name="ce110" office:value-type="string" calcext:value-type="string">
            <text:p>?</text:p>
          </table:table-cell>
          <table:table-cell/>
          <table:table-cell table:style-name="ce111" office:value-type="string" calcext:value-type="string">
            <text:p>Geom ändert sich je szenario, weshalb sie direkt in den query mit aufgenommen wurde</text:p>
          </table:table-cell>
          <table:table-cell office:value-type="float" office:value="1" calcext:value-type="float">
            <text:p>1</text:p>
          </table:table-cell>
          <table:table-cell table:number-columns-repeated="1007"/>
        </table:table-row>
        <table:table-row table:style-name="ro6">
          <table:table-cell/>
          <table:table-cell table:style-name="ce105" office:value-type="string" calcext:value-type="string">
            <text:p>Gas</text:p>
          </table:table-cell>
          <table:table-cell table:style-name="ce105" office:value-type="string" calcext:value-type="string">
            <text:p>Hydrogen for industry</text:p>
          </table:table-cell>
          <table:table-cell office:value-type="string" calcext:value-type="string">
            <text:p>Amélia</text:p>
          </table:table-cell>
          <table:table-cell office:value-type="string" calcext:value-type="string">
            <text:p>Annual demand</text:p>
          </table:table-cell>
          <table:table-cell table:style-name="ce111" office:value-type="string" calcext:value-type="string">
            <text:p>MWh</text:p>
          </table:table-cell>
          <table:table-cell table:style-name="ce131" office:value-type="string" calcext:value-type="string">
            <text:p>SELECT a.bus, (SELECT SUM(x) FROM UNNEST(b.p_set) x) as annual_demand, d.geom FROM grid.egon_etrago_load_timeseries b JOIN grid.egon_etrago_load a ON (a.load_id = b.load_id) JOIN grid.egon_etrago_bus c ON (a.bus=c.bus_id) JOIN grid.egon_gas_voronoi d ON (a.bus=d.bus_id) WHERE a.scn_name = 'eGon2035' AND b.scn_name = 'eGon2035' AND c.scn_name = 'eGon2035' AND d.scn_name = 'eGon2035' AND c.country = 'DE' AND a.carrier = 'H2_for_industry' AND d.carrier = 'H2_grid';</text:p>
          </table:table-cell>
          <table:table-cell table:style-name="ce131" office:value-type="string" calcext:value-type="string">
            <text:p>SELECT a.bus, (SELECT SUM(x) FROM UNNEST(b.p_set) x) as annual_demand, d.geom FROM grid.egon_etrago_load_timeseries b JOIN grid.egon_etrago_load a ON (a.load_id = b.load_id) JOIN grid.egon_etrago_bus c ON (a.bus=c.bus_id) JOIN grid.egon_gas_voronoi d ON (a.bus=d.bus_id) WHERE a.scn_name = 'eGon100RE' AND b.scn_name = 'eGon100RE' AND c.scn_name = 'eGon100RE' AND d.scn_name = 'eGon100RE' AND c.country = 'DE' AND a.carrier = 'H2_for_industry' AND d.carrier = 'H2_grid'; </text:p>
          </table:table-cell>
          <table:table-cell table:style-name="ce111" office:value-type="string" calcext:value-type="string">
            <text:p>-</text:p>
          </table:table-cell>
          <table:table-cell office:value-type="string" calcext:value-type="string">
            <text:p>OWN</text:p>
          </table:table-cell>
          <table:table-cell table:number-columns-repeated="2" table:style-name="ce111" office:value-type="string" calcext:value-type="string">
            <text:p>-</text:p>
          </table:table-cell>
          <table:table-cell office:value-type="string" calcext:value-type="string">
            <text:p>Annual hydrogen demand in the industry sector in MWh</text:p>
          </table:table-cell>
          <table:table-cell table:style-name="ce110" office:value-type="string" calcext:value-type="string">
            <text:p>?</text:p>
          </table:table-cell>
          <table:table-cell table:style-name="ce111"/>
          <table:table-cell table:style-name="ce111" office:value-type="string" calcext:value-type="string">
            <text:p>Geom ändert sich je szenario, weshalb sie direkt in den query mit aufgenommen wurde</text:p>
          </table:table-cell>
          <table:table-cell office:value-type="float" office:value="1" calcext:value-type="float">
            <text:p>1</text:p>
          </table:table-cell>
          <table:table-cell table:number-columns-repeated="1007"/>
        </table:table-row>
        <table:table-row table:style-name="ro2">
          <table:table-cell/>
          <table:table-cell table:style-name="ce107"/>
          <table:table-cell table:style-name="ce112"/>
          <table:table-cell table:number-columns-repeated="1021"/>
        </table:table-row>
        <table:table-row table:style-name="ro2">
          <table:table-cell/>
          <table:table-cell table:style-name="ce108" office:value-type="string" calcext:value-type="string">
            <text:p>Transport</text:p>
          </table:table-cell>
          <table:table-cell table:style-name="ce109" office:value-type="string" calcext:value-type="string">
            <text:p>MIT Number of EVs</text:p>
          </table:table-cell>
          <table:table-cell office:value-type="string" calcext:value-type="string">
            <text:p>Kilian / Jonathan</text:p>
          </table:table-cell>
          <table:table-cell office:value-type="string" calcext:value-type="string">
            <text:p>Number of EVs</text:p>
          </table:table-cell>
          <table:table-cell office:value-type="string" calcext:value-type="string">
            <text:p>-</text:p>
          </table:table-cell>
          <table:table-cell table:style-name="ce118" office:value-type="string" calcext:value-type="string">
            <text:p>SELECT bus_id, bev_mini+bev_medium+bev_luxury+phev_mini+phev_medium+phev_luxury as ev_count, bev_mini, bev_medium, bev_luxury, phev_mini, phev_medium, <text:s text:c="2"/>phev_luxury FROM demand.egon_ev_count_mv_grid_district WHERE scenario = 'eGon2035' AND scenario_variation = 'NEP C 2035'; </text:p>
          </table:table-cell>
          <table:table-cell table:style-name="ce118" office:value-type="string" calcext:value-type="string">
            <text:p>SELECT bus_id, bev_mini+bev_medium+bev_luxury+phev_mini+phev_medium+phev_luxury as ev_count, bev_mini, bev_medium, bev_luxury, phev_mini, phev_medium, <text:s text:c="2"/>phev_luxury FROM demand.egon_ev_count_mv_grid_district WHERE scenario = 'eGon100RE' AND scenario_variation = 'Reference 2050';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compact EV: bev_mini, Number of mid-range EV: bev_medium, Number of luxury-class EV: bev_luxury, Number of compact PHEV: phev_mini, Number of mid-range PHEV: phev_medium, Number of luxury-class PHEV: phev_luxury</text:p>
          </table:table-cell>
          <table:table-cell table:style-name="ce118" office:value-type="string" calcext:value-type="string">
            <text:p>Number of electric vehicles (EV) (including battery electric vehicles (BEV) and plug-in hybrid electric vehicles (PHEV)) per MV grid district.</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6">
          <table:table-cell/>
          <table:table-cell table:style-name="ce108" office:value-type="string" calcext:value-type="string">
            <text:p>Transport</text:p>
          </table:table-cell>
          <table:table-cell table:style-name="ce109" office:value-type="string" calcext:value-type="string">
            <text:p>MIT demand</text:p>
          </table:table-cell>
          <table:table-cell office:value-type="string" calcext:value-type="string">
            <text:p>Kilian</text:p>
          </table:table-cell>
          <table:table-cell office:value-type="string" calcext:value-type="string">
            <text:p>Annual demand</text:p>
          </table:table-cell>
          <table:table-cell table:style-name="ce111" office:value-type="string" calcext:value-type="string">
            <text:p>MWh</text:p>
          </table:table-cell>
          <table:table-cell table:style-name="ce118" office:value-type="string" calcext:value-type="string">
            <text:p>WITH load_id_table AS ( <text:s/>SELECT <text:s text:c="3"/>load_id, <text:s text:c="2"/>bus AS bus_id <text:s/>FROM grid.egon_etrago_load <text:s/>WHERE carrier = 'land_transport_EV' <text:s/>AND scn_name = 'eGon2035_lowflex' ), ts_table AS ( <text:s/>SELECT <text:s text:c="3"/>b.bus_id, <text:s text:c="2"/>UNNEST(a.p_set) as p_set <text:s/>FROM grid.egon_etrago_load_timeseries a <text:s/>LEFT JOIN load_id_table b <text:s/>ON a.load_id = b.load_id <text:s/>WHERE a.scn_name = 'eGon2035_lowflex' <text:s/>AND a.load_id IN ( <text:s text:c="2"/>SELECT load_id FROM load_id_table <text:s/>) ) SELECT <text:s/>bus_id, <text:s/>SUM(p_set) as annual_demand, <text:s/>MAX(p_set) as max, <text:s/>MIN(p_set) as min FROM ts_table GROUP BY bus_id ORDER BY bus_id ASC</text:p>
          </table:table-cell>
          <table:table-cell table:style-name="ce118" office:value-type="string" calcext:value-type="string">
            <text:p>WITH load_id_table AS ( <text:s/>SELECT <text:s text:c="3"/>load_id, <text:s text:c="2"/>bus AS bus_id <text:s/>FROM grid.egon_etrago_load <text:s/>WHERE carrier = 'land_transport_EV' <text:s/>AND scn_name = 'eGon100RE_lowflex' ), ts_table AS ( <text:s/>SELECT <text:s text:c="3"/>b.bus_id, <text:s text:c="2"/>UNNEST(a.p_set) as p_set <text:s/>FROM grid.egon_etrago_load_timeseries a <text:s/>LEFT JOIN load_id_table b <text:s/>ON a.load_id = b.load_id <text:s/>WHERE a.scn_name = 'eGon100RE_lowflex' <text:s/>AND a.load_id IN ( <text:s text:c="2"/>SELECT load_id FROM load_id_table <text:s/>) ) SELECT <text:s/>bus_id, <text:s/>SUM(p_set) as annual_demand, <text:s/>MAX(p_set) as max, <text:s/>MIN(p_set) as min FROM ts_table GROUP BY bus_id ORDER BY bus_id ASC</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office:value-type="string" calcext:value-type="string">
            <text:p>Minimal demand in MW: min, Maximal demand in MW: max, Values apply to uncontrolled charging of electric vehicles</text:p>
          </table:table-cell>
          <table:table-cell office:value-type="string" calcext:value-type="string">
            <text:p>Annual electricity demand for motorised individual transport (MIT) in MWh per MV grid district</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Transport</text:p>
          </table:table-cell>
          <table:table-cell table:style-name="ce109" office:value-type="string" calcext:value-type="string">
            <text:p>Heavy-duty transport</text:p>
          </table:table-cell>
          <table:table-cell office:value-type="string" calcext:value-type="string">
            <text:p>Kilian</text:p>
          </table:table-cell>
          <table:table-cell office:value-type="string" calcext:value-type="string">
            <text:p>Annual demand</text:p>
          </table:table-cell>
          <table:table-cell table:style-name="ce111" office:value-type="string" calcext:value-type="string">
            <text:p>MWh</text:p>
          </table:table-cell>
          <table:table-cell office:value-type="string" calcext:value-type="string">
            <text:p>WITH hgv_demand_ts AS (SELECT load_id, p_set FROM grid.egon_etrago_load_timeseries WHERE scn_name = 'eGon2035' AND load_id IN (SELECT load_id FROM grid.egon_etrago_load WHERE scn_name = 'eGon2035' AND carrier = 'H2_hgv_load')), bus_table AS (SELECT load_id, bus FROM grid.egon_etrago_load WHERE scn_name = 'eGon2035' AND carrier = 'H2_hgv_load'), hgv_demand_ts_mapped AS (SELECT bus_table.bus, hgv_demand_ts.p_set FROM bus_table LEFT JOIN hgv_demand_ts ON bus_table.load_id = hgv_demand_ts.load_id), unnested_hgv AS (SELECT bus, UNNEST(p_set) AS p_set FROM hgv_demand_ts_mapped), geom_less_table AS (SELECT bus, SUM(p_set) AS annual_demand FROM unnested_hgv GROUP BY bus) SELECT a.bus, a.annual_demand, b.geom FROM geom_less_table a JOIN grid.egon_gas_voronoi b ON a.bus = b.bus_id WHERE b.carrier = 'H2_grid' and b.scn_name = 'eGon2035'</text:p>
          </table:table-cell>
          <table:table-cell office:value-type="string" calcext:value-type="string">
            <text:p>WITH hgv_demand_ts AS (SELECT load_id, p_set FROM grid.egon_etrago_load_timeseries WHERE scn_name = 'eGon100RE' AND load_id IN (SELECT load_id FROM grid.egon_etrago_load WHERE scn_name = 'eGon100RE' AND carrier = 'H2_hgv_load')), bus_table AS (SELECT load_id, bus FROM grid.egon_etrago_load WHERE scn_name = 'eGon100RE' AND carrier = 'H2_hgv_load'), hgv_demand_ts_mapped AS (SELECT bus_table.bus, hgv_demand_ts.p_set FROM bus_table LEFT JOIN hgv_demand_ts ON bus_table.load_id = hgv_demand_ts.load_id), unnested_hgv AS (SELECT bus, UNNEST(p_set) AS p_set FROM hgv_demand_ts_mapped), geom_less_table AS (SELECT bus, SUM(p_set) AS annual_demand FROM unnested_hgv GROUP BY bus) SELECT a.bus, a.annual_demand, b.geom FROM geom_less_table a JOIN grid.egon_gas_voronoi b ON a.bus = b.bus_id WHERE b.carrier = 'H2_grid' and b.scn_name = 'eGon100RE'</text:p>
          </table:table-cell>
          <table:table-cell table:style-name="ce111" office:value-type="string" calcext:value-type="string">
            <text:p>-</text:p>
          </table:table-cell>
          <table:table-cell office:value-type="string" calcext:value-type="string">
            <text:p>OWN</text:p>
          </table:table-cell>
          <table:table-cell table:number-columns-repeated="2" table:style-name="ce111" office:value-type="string" calcext:value-type="string">
            <text:p>-</text:p>
          </table:table-cell>
          <table:table-cell office:value-type="string" calcext:value-type="string">
            <text:p>Annual hydrogen demand for heavy-duty transport in MWh</text:p>
          </table:table-cell>
          <table:table-cell table:style-name="ce110" office:value-type="string" calcext:value-type="string">
            <text:p>?</text:p>
          </table:table-cell>
          <table:table-cell table:style-name="ce111"/>
          <table:table-cell/>
          <table:table-cell office:value-type="float" office:value="1" calcext:value-type="float">
            <text:p>1</text:p>
          </table:table-cell>
          <table:table-cell table:number-columns-repeated="1007"/>
        </table:table-row>
        <table:table-row table:style-name="ro2">
          <table:table-cell/>
          <table:table-cell table:style-name="ce107"/>
          <table:table-cell table:style-name="ce112"/>
          <table:table-cell table:number-columns-repeated="2"/>
          <table:table-cell table:style-name="ce111"/>
          <table:table-cell table:style-name="ce110" table:number-columns-repeated="2"/>
          <table:table-cell/>
          <table:table-cell table:style-name="ce138"/>
          <table:table-cell table:style-name="ce110"/>
          <table:table-cell table:number-columns-repeated="2"/>
          <table:table-cell table:style-name="ce110" table:number-columns-repeated="2"/>
          <table:table-cell table:number-columns-repeated="1009"/>
        </table:table-row>
        <table:table-row table:style-name="ro5">
          <table:table-cell/>
          <table:table-cell table:style-name="ce108" office:value-type="string" calcext:value-type="string">
            <text:p>Electricity</text:p>
          </table:table-cell>
          <table:table-cell table:style-name="ce109" office:value-type="string" calcext:value-type="string">
            <text:p>Load Areas</text:p>
          </table:table-cell>
          <table:table-cell table:style-name="ce118" office:value-type="string" calcext:value-type="string">
            <text:p>Jonathan</text:p>
          </table:table-cell>
          <table:table-cell office:value-type="string" calcext:value-type="string">
            <text:p>Annual demand</text:p>
          </table:table-cell>
          <table:table-cell office:value-type="string" calcext:value-type="string">
            <text:p>MWh</text:p>
          </table:table-cell>
          <table:table-cell table:style-name="ce118" office:value-type="string" calcext:value-type="string">
            <text:p>SELECT id, COALESCE(sector_consumption_residential_2035,0) + COALESCE(sector_consumption_cts_2035, 0) + COALESCE(sector_consumption_industrial_2035, 0) AS el_consumption, COALESCE(sector_peakload_residential_2035,0) + COALESCE(sector_peakload_cts_2035, 0) + COALESCE(sector_peakload_industrial_2035, 0) AS el_peakload, geom FROM demand.egon_loadarea ORDER BY id;</text:p>
          </table:table-cell>
          <table:table-cell table:style-name="ce118" office:value-type="string" calcext:value-type="string">
            <text:p>SELECT id, COALESCE(sector_consumption_residential_2050,0) + COALESCE(sector_consumption_cts_2050, 0) + COALESCE(sector_consumption_industrial_2050, 0) AS el_consumption, COALESCE(sector_peakload_residential_2050,0) + COALESCE(sector_peakload_cts_2050, 0) + COALESCE(sector_peakload_industrial_2050, 0) AS el_peakload, geom FROM demand.egon_loadarea ORDER BY id;</text:p>
            <text:p/>
          </table:table-cell>
          <table:table-cell table:style-name="ce111" office:value-type="string" calcext:value-type="string">
            <text:p>-</text:p>
          </table:table-cell>
          <table:table-cell table:style-name="ce118" office:value-type="string" calcext:value-type="string">
            <text:p>OWN</text:p>
          </table:table-cell>
          <table:table-cell table:style-name="ce111" office:value-type="string" calcext:value-type="string">
            <text:p>-</text:p>
          </table:table-cell>
          <table:table-cell office:value-type="string" calcext:value-type="string">
            <text:p>Maximal demand in MW: el_peakload</text:p>
          </table:table-cell>
          <table:table-cell office:value-type="string" calcext:value-type="string">
            <text:p>Annual electricity demand of households, CTS (commercial, trade, services) and industry per load area in MWh</text:p>
          </table:table-cell>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table:table-cell table:style-name="ce107"/>
          <table:table-cell table:style-name="ce112"/>
          <table:table-cell table:style-name="ce110"/>
          <table:table-cell table:number-columns-repeated="2"/>
          <table:table-cell table:style-name="ce110" table:number-columns-repeated="2"/>
          <table:table-cell/>
          <table:table-cell table:style-name="ce110" table:number-columns-repeated="2"/>
          <table:table-cell table:number-columns-repeated="2"/>
          <table:table-cell table:style-name="ce110"/>
          <table:table-cell table:number-columns-repeated="1010"/>
        </table:table-row>
        <table:table-row table:style-name="ro2">
          <table:table-cell office:value-type="string" calcext:value-type="string">
            <text:p>Supply</text:p>
          </table:table-cell>
          <table:table-cell table:style-name="ce108" office:value-type="string" calcext:value-type="string">
            <text:p>Wind onshore</text:p>
          </table:table-cell>
          <table:table-cell table:style-name="ce108" office:value-type="string" calcext:value-type="string">
            <text:p>Installed capacity</text:p>
          </table:table-cell>
          <table:table-cell table:style-name="ce119"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8"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 'wind_onshore' GROUP BY b.mv_grid_district_id ORDER BY b.mv_grid_district_id;</text:p>
          </table:table-cell>
          <table:table-cell table:style-name="ce118"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 'wind_onshore' GROUP BY b.mv_grid_district_id ORDER BY b.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wind parks: unit_count</text:p>
          </table:table-cell>
          <table:table-cell table:style-name="ce118" office:value-type="string" calcext:value-type="string">
            <text:p>Total installed onshore wind capacity in MW per MV grid district (all voltage levels)</text:p>
          </table:table-cell>
          <table:table-cell table:style-name="ce110" office:value-type="string" calcext:value-type="string">
            <text:p>?</text:p>
          </table:table-cell>
          <table:table-cell table:style-name="ce110"/>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Wind onshore</text:p>
          </table:table-cell>
          <table:table-cell table:style-name="ce105" office:value-type="string" calcext:value-type="string">
            <text:p>Potential electricity production</text:p>
          </table:table-cell>
          <table:table-cell table:style-name="ce111" office:value-type="string" calcext:value-type="string">
            <text:p>Ilka</text:p>
          </table:table-cell>
          <table:table-cell office:value-type="string" calcext:value-type="string">
            <text:p>Annual production</text:p>
          </table:table-cell>
          <table:table-cell table:style-name="ce111" office:value-type="string" calcext:value-type="string">
            <text:p>MWh</text:p>
          </table:table-cell>
          <table:table-cell table:style-name="ce111" office:value-type="string" calcext:value-type="string">
            <text:p>WITH unnested_feedin AS (SELECT w_id, UNNEST(feedin) AS feedin FROM supply.egon_era5_renewable_feedin WHERE carrier = 'wind_onshore'), feedin_per_w_id AS (SELECT w_id, SUM(feedin) AS normed_feedin FROM unnested_feedin GROUP BY w_id), capacity_pv AS (SELECT bus_id, weather_cell_id as w_id, SUM(el_capacity) AS capacity FROM supply.egon_power_plants WHERE scenario = 'eGon2035' AND carrier = 'wind_onshore'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2035' GROUP BY mv_grid_district_id</text:p>
          </table:table-cell>
          <table:table-cell table:style-name="ce111" office:value-type="string" calcext:value-type="string">
            <text:p>WITH unnested_feedin AS (SELECT w_id, UNNEST(feedin) AS feedin FROM supply.egon_era5_renewable_feedin WHERE carrier = 'wind_onshore'), feedin_per_w_id AS (SELECT w_id, SUM(feedin) AS normed_feedin FROM unnested_feedin GROUP BY w_id), capacity_pv AS (SELECT bus_id, weather_cell_id as w_id, SUM(el_capacity) AS capacity FROM supply.egon_power_plants WHERE scenario = 'eGon100RE' AND carrier = 'wind_onshore'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number-columns-repeated="2" table:style-name="ce111" office:value-type="string" calcext:value-type="string">
            <text:p>-</text:p>
          </table:table-cell>
          <table:table-cell office:value-type="string" calcext:value-type="string">
            <text:p>Potential electricity production in MWh from onshore wind parks per MV grid district (all voltage levels)</text:p>
          </table:table-cell>
          <table:table-cell table:style-name="ce110" office:value-type="string" calcext:value-type="string">
            <text:p>?</text:p>
          </table:table-cell>
          <table:table-cell table:style-name="ce112" office:value-type="string" calcext:value-type="string">
            <text:p>@Ilka: VLS sehr hoch mit 3059 in 2035 und 2950 in 100RE</text:p>
          </table:table-cell>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Wind onshore</text:p>
          </table:table-cell>
          <table:table-cell table:style-name="ce108" office:value-type="string" calcext:value-type="string">
            <text:p>Wind parks</text:p>
          </table:table-cell>
          <table:table-cell table:style-name="ce111" office:value-type="string" calcext:value-type="string">
            <text:p>Ilka</text:p>
          </table:table-cell>
          <table:table-cell table:number-columns-repeated="2" office:value-type="string" calcext:value-type="string">
            <text:p>-</text:p>
          </table:table-cell>
          <table:table-cell table:style-name="ce118" office:value-type="string" calcext:value-type="string">
            <text:p>SELECT id, el_capacity, voltage_level, geom FROM supply.egon_power_plants WHERE scenario = 'eGon2035' AND carrier = 'wind_onshore' ORDER BY id;</text:p>
          </table:table-cell>
          <table:table-cell table:style-name="ce118" office:value-type="string" calcext:value-type="string">
            <text:p>SELECT id, el_capacity, voltage_level, geom FROM supply.egon_power_plants WHERE scenario = 'eGon100RE' AND carrier = 'wind_onshore'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8" office:value-type="string" calcext:value-type="string">
            <text:p>-</text:p>
          </table:table-cell>
          <table:table-cell table:style-name="ce118" office:value-type="string" calcext:value-type="string">
            <text:p>Installed capacity in MW: el_capacity, Voltage level the wind park is connected to: voltage_level</text:p>
          </table:table-cell>
          <table:table-cell table:style-name="ce118" office:value-type="string" calcext:value-type="string">
            <text:p>Onshore wind parks comprise all wind turbines on the same potential area.</text:p>
          </table:table-cell>
          <table:table-cell table:style-name="ce110" office:value-type="string" calcext:value-type="string">
            <text:p>?</text:p>
          </table:table-cell>
          <table:table-cell table:style-name="ce110"/>
          <table:table-cell office:value-type="string" calcext:value-type="string">
            <text:p>Achtung: Aggregierte Anlagen in Potenzialgebieten, keine Einzelanlagen!</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Wind onshore</text:p>
          </table:table-cell>
          <table:table-cell table:style-name="ce108" office:value-type="string" calcext:value-type="string">
            <text:p>Potential areas</text:p>
          </table:table-cell>
          <table:table-cell table:style-name="ce111" office:value-type="string" calcext:value-type="string">
            <text:p>Ilka</text:p>
          </table:table-cell>
          <table:table-cell table:number-columns-repeated="2" office:value-type="string" calcext:value-type="string">
            <text:p>-</text:p>
          </table:table-cell>
          <table:table-cell table:number-columns-repeated="2" table:style-name="ce118" office:value-type="string" calcext:value-type="string">
            <text:p>SELECT id, geom, ST_Area(geom)/1e6 as area_km2 FROM supply.egon_re_potential_area_wind WHERE ST_Area(geom)/1e6 &gt; 4*(0.126^2)*3^0.5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8" office:value-type="string" calcext:value-type="string">
            <text:p>-</text:p>
          </table:table-cell>
          <table:table-cell table:style-name="ce118" office:value-type="string" calcext:value-type="string">
            <text:p>Area of potential area in km²: area_km2</text:p>
          </table:table-cell>
          <table:table-cell table:style-name="ce118" office:value-type="string" calcext:value-type="string">
            <text:p>Wind potential areas are search areas for the construction of wind turbines and derived as follows: From the total area of Germany, certain areas are excluded from use for wind energy, taking the current legislation into account. It is assumed that no wind turbines will be built on areas for settlements and infrastructure and in ecologically sensitive areas. Furthermore, areas with limited usability such as forests and water bodies are excluded. The remaining areas are wind potential areas, for which closer examinations must show whether they are actually suitable for wind energy plants. Depending on the target wind capacity in the scenario, some of these areas are filled with turbines.</text:p>
          </table:table-cell>
          <table:table-cell table:style-name="ce110" office:value-type="string" calcext:value-type="string">
            <text:p>?</text:p>
          </table:table-cell>
          <table:table-cell/>
          <table:table-cell office:value-type="string" calcext:value-type="string">
            <text:p>Untere Flächengrenze aus Code: <text:a xlink:href="https://github.com/openego/eGon-data/blob/5d805f5201b497c72ce8ea1db1f6bfb81f9c329d/src/egon/data/datasets/power_plants/wind_farms.py#L225" xlink:type="simple">https://github.com/openego/eGon-data/blob/5d805f5201b497c72ce8ea1db1f6bfb81f9c329d/src/egon/data/datasets/power_plants/wind_farms.py#L225</text:a></text:p>
          </table:table-cell>
          <table:table-cell office:value-type="float" office:value="1" calcext:value-type="float">
            <text:p>1</text:p>
          </table:table-cell>
          <table:table-cell table:number-columns-repeated="1007"/>
        </table:table-row>
        <table:table-row table:style-name="ro2">
          <table:table-cell table:number-columns-repeated="1024"/>
        </table:table-row>
        <table:table-row table:style-name="ro2">
          <table:table-cell/>
          <table:table-cell table:style-name="ce108" office:value-type="string" calcext:value-type="string">
            <text:p>Wind offshore</text:p>
          </table:table-cell>
          <table:table-cell table:style-name="ce108" office:value-type="string" calcext:value-type="string">
            <text:p>Installed capacity</text:p>
          </table:table-cell>
          <table:table-cell table:style-name="ce119"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 'wind_offshore' GROUP BY b.mv_grid_district_id ORDER BY b.mv_grid_district_id; </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 'wind_offshore'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wind parks: unit_count</text:p>
          </table:table-cell>
          <table:table-cell table:style-name="ce118" office:value-type="string" calcext:value-type="string">
            <text:p>Total installed offshore wind capacity per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Wind offshore</text:p>
          </table:table-cell>
          <table:table-cell table:style-name="ce105" office:value-type="string" calcext:value-type="string">
            <text:p>Potential electricity production</text:p>
          </table:table-cell>
          <table:table-cell table:style-name="ce111" office:value-type="string" calcext:value-type="string">
            <text:p>Ilka</text:p>
          </table:table-cell>
          <table:table-cell office:value-type="string" calcext:value-type="string">
            <text:p>Annual production</text:p>
          </table:table-cell>
          <table:table-cell table:style-name="ce111" office:value-type="string" calcext:value-type="string">
            <text:p>MWh</text:p>
          </table:table-cell>
          <table:table-cell table:style-name="ce111" office:value-type="string" calcext:value-type="string">
            <text:p>WITH unnested_feedin AS (SELECT w_id, UNNEST(feedin) AS feedin FROM supply.egon_era5_renewable_feedin WHERE carrier = 'wind_offshore'), feedin_per_w_id AS (SELECT w_id, SUM(feedin) AS normed_feedin FROM unnested_feedin GROUP BY w_id), capacity_pv AS (SELECT bus_id, weather_cell_id as w_id, SUM(el_capacity) AS capacity FROM supply.egon_power_plants WHERE scenario = 'eGon2035' AND carrier = 'wind_offshore'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2035' GROUP BY mv_grid_district_id</text:p>
          </table:table-cell>
          <table:table-cell table:style-name="ce111" office:value-type="string" calcext:value-type="string">
            <text:p>WITH unnested_feedin AS (SELECT w_id, UNNEST(feedin) AS feedin FROM supply.egon_era5_renewable_feedin WHERE carrier = 'wind_offshore'), feedin_per_w_id AS (SELECT w_id, SUM(feedin) AS normed_feedin FROM unnested_feedin GROUP BY w_id), capacity_pv AS (SELECT bus_id, weather_cell_id as w_id, SUM(el_capacity) AS capacity FROM supply.egon_power_plants WHERE scenario = 'eGon100RE' AND carrier = 'wind_offshore'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number-columns-repeated="2" table:style-name="ce111" office:value-type="string" calcext:value-type="string">
            <text:p>-</text:p>
          </table:table-cell>
          <table:table-cell office:value-type="string" calcext:value-type="string">
            <text:p>Potential electricity production in MWh from offshore wind parks per MV grid district (all voltage levels)</text:p>
          </table:table-cell>
          <table:table-cell table:style-name="ce110" office:value-type="string" calcext:value-type="string">
            <text:p>?</text:p>
          </table:table-cell>
          <table:table-cell table:style-name="ce110" office:value-type="string" calcext:value-type="string">
            <text:p>@Ilka: VLS sehr hoch mit 5190 in 2035</text:p>
          </table:table-cell>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Wind offshore</text:p>
          </table:table-cell>
          <table:table-cell table:style-name="ce108" office:value-type="string" calcext:value-type="string">
            <text:p>Wind parks</text:p>
          </table:table-cell>
          <table:table-cell table:style-name="ce111" office:value-type="string" calcext:value-type="string">
            <text:p>Ilka</text:p>
          </table:table-cell>
          <table:table-cell table:number-columns-repeated="2" office:value-type="string" calcext:value-type="string">
            <text:p>-</text:p>
          </table:table-cell>
          <table:table-cell table:style-name="ce111" office:value-type="string" calcext:value-type="string">
            <text:p>SELECT id, el_capacity, voltage_level, geom FROM supply.egon_power_plants WHERE scenario = 'eGon2035' AND carrier = 'wind_offshore' ORDER BY id;</text:p>
          </table:table-cell>
          <table:table-cell table:style-name="ce111" office:value-type="string" calcext:value-type="string">
            <text:p>SELECT id, el_capacity, voltage_level, geom FROM supply.egon_power_plants WHERE scenario = 'eGon100RE' AND carrier = 'wind_offshore'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Installed capacity in MW: el_capacity, Voltage level the wind park is connected to: voltage_level</text:p>
          </table:table-cell>
          <table:table-cell table:style-name="ce118" office:value-type="string" calcext:value-type="string">
            <text:p>Offshore wind parks. The shown geolocations constitute the onshore grid connection point and may be aggregated each including multiple offshore wind parks.</text:p>
          </table:table-cell>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table:number-columns-repeated="1024"/>
        </table:table-row>
        <table:table-row table:style-name="ro6">
          <table:table-cell/>
          <table:table-cell table:style-name="ce108" office:value-type="string" calcext:value-type="string">
            <text:p>PV ground-mounted</text:p>
          </table:table-cell>
          <table:table-cell table:style-name="ce108" office:value-type="string" calcext:value-type="string">
            <text:p>Installed capacity</text:p>
          </table:table-cell>
          <table:table-cell office:value-type="string" calcext:value-type="string">
            <text:p>Birgit</text:p>
          </table:table-cell>
          <table:table-cell office:value-type="string" calcext:value-type="string">
            <text:p>Installed capacity</text:p>
          </table:table-cell>
          <table:table-cell office:value-type="string" calcext:value-type="string">
            <text:p>MW</text:p>
          </table:table-cell>
          <table:table-cell table:style-name="ce132"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 'solar' GROUP BY b.mv_grid_district_id ORDER BY b.mv_grid_district_id;</text:p>
          </table:table-cell>
          <table:table-cell table:style-name="ce132"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 'solar' GROUP BY b.mv_grid_district_id ORDER BY b.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PV ground-mounted power plants: unit_count</text:p>
          </table:table-cell>
          <table:table-cell table:style-name="ce118" office:value-type="string" calcext:value-type="string">
            <text:p>Total installed ground-mounted PV capacity per grid district (all voltage levels) in MW</text:p>
          </table:table-cell>
          <table:table-cell table:style-name="ce110" office:value-type="string" calcext:value-type="string">
            <text:p>?</text:p>
          </table:table-cell>
          <table:table-cell/>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PV ground-mounted</text:p>
          </table:table-cell>
          <table:table-cell table:style-name="ce105" office:value-type="string" calcext:value-type="string">
            <text:p>Potential electricity production</text:p>
          </table:table-cell>
          <table:table-cell office:value-type="string" calcext:value-type="string">
            <text:p>Birgit</text:p>
          </table:table-cell>
          <table:table-cell office:value-type="string" calcext:value-type="string">
            <text:p>Annual production</text:p>
          </table:table-cell>
          <table:table-cell table:style-name="ce111" office:value-type="string" calcext:value-type="string">
            <text:p>MWh</text:p>
          </table:table-cell>
          <table:table-cell table:style-name="ce111" office:value-type="string" calcext:value-type="string">
            <text:p>WITH unnested_feedin AS (SELECT w_id, UNNEST(feedin) AS feedin FROM supply.egon_era5_renewable_feedin WHERE carrier = 'pv'), feedin_per_w_id AS (SELECT w_id, SUM(feedin) AS normed_feedin FROM unnested_feedin GROUP BY w_id), capacity_pv AS (SELECT bus_id, weather_cell_id as w_id, SUM(el_capacity) AS capacity FROM supply.egon_power_plants WHERE scenario = 'eGon2035' AND carrier = 'solar'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2035' GROUP BY mv_grid_district_id</text:p>
          </table:table-cell>
          <table:table-cell table:style-name="ce111" office:value-type="string" calcext:value-type="string">
            <text:p>WITH unnested_feedin AS (SELECT w_id, UNNEST(feedin) AS feedin FROM supply.egon_era5_renewable_feedin WHERE carrier = 'pv'), feedin_per_w_id AS (SELECT w_id, SUM(feedin) AS normed_feedin FROM unnested_feedin GROUP BY w_id), capacity_pv AS (SELECT bus_id, weather_cell_id as w_id, SUM(el_capacity) AS capacity FROM supply.egon_power_plants WHERE scenario = 'eGon100RE' AND carrier = 'solar' 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number-columns-repeated="2" table:style-name="ce111" office:value-type="string" calcext:value-type="string">
            <text:p>-</text:p>
          </table:table-cell>
          <table:table-cell office:value-type="string" calcext:value-type="string">
            <text:p>Potential electricity production in MWh from ground-mounted PV power plants per MV grid district (all voltage levels)</text:p>
          </table:table-cell>
          <table:table-cell table:style-name="ce110" office:value-type="string" calcext:value-type="string">
            <text:p>?</text:p>
          </table:table-cell>
          <table:table-cell/>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9" office:value-type="string" calcext:value-type="string">
            <text:p>PV ground-mounted</text:p>
          </table:table-cell>
          <table:table-cell table:style-name="ce109" office:value-type="string" calcext:value-type="string">
            <text:p>PV plants</text:p>
          </table:table-cell>
          <table:table-cell office:value-type="string" calcext:value-type="string">
            <text:p>Birgit</text:p>
          </table:table-cell>
          <table:table-cell table:number-columns-repeated="2" office:value-type="string" calcext:value-type="string">
            <text:p>-</text:p>
          </table:table-cell>
          <table:table-cell table:style-name="ce118" office:value-type="string" calcext:value-type="string">
            <text:p>SELECT id, el_capacity, voltage_level, geom FROM supply.egon_power_plants WHERE scenario = 'eGon2035' AND carrier = 'solar' ORDER BY id;</text:p>
          </table:table-cell>
          <table:table-cell table:style-name="ce118" office:value-type="string" calcext:value-type="string">
            <text:p>SELECT id, el_capacity, voltage_level, geom FROM supply.egon_power_plants WHERE scenario = 'eGon100RE' AND carrier = 'solar'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Installed capacity in MW: el_capacity, Voltage level the PV plant is connected to: voltage_level</text:p>
          </table:table-cell>
          <table:table-cell table:style-name="ce118" office:value-type="string" calcext:value-type="string">
            <text:p>Ground-mounted PV plants comprise all modules on the same potential area. <text:s/></text:p>
          </table:table-cell>
          <table:table-cell table:style-name="ce110" office:value-type="string" calcext:value-type="string">
            <text:p>?</text:p>
          </table:table-cell>
          <table:table-cell table:style-name="ce110"/>
          <table:table-cell office:value-type="string" calcext:value-type="string">
            <text:p>Achtung: Aggregierte Anlagen in Potenzialgebieten, keine Einzelanlagen!</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PV ground-mounted</text:p>
          </table:table-cell>
          <table:table-cell table:style-name="ce108" office:value-type="string" calcext:value-type="string">
            <text:p>Potential areas (highways &amp; railroad)</text:p>
          </table:table-cell>
          <table:table-cell office:value-type="string" calcext:value-type="string">
            <text:p>Birgit</text:p>
          </table:table-cell>
          <table:table-cell table:number-columns-repeated="2" office:value-type="string" calcext:value-type="string">
            <text:p>-</text:p>
          </table:table-cell>
          <table:table-cell table:number-columns-repeated="2" table:style-name="ce118" office:value-type="string" calcext:value-type="string">
            <text:p>SELECT id, geom, ST_Area(geom)/1e6 as area_km2 FROM supply.egon_re_potential_area_pv_road_railway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Area of potential area in km²: area_km2</text:p>
          </table:table-cell>
          <table:table-cell table:style-name="ce118" office:value-type="string" calcext:value-type="string">
            <text:p>Potential areas for ground-mounted photovoltaics along highways or railroads at a distance of up to 200 meters. Depending on the target PV capacity in the scenario, some of these areas are filled with PV plants.</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PV ground-mounted</text:p>
          </table:table-cell>
          <table:table-cell table:style-name="ce108" office:value-type="string" calcext:value-type="string">
            <text:p>Potential areas (agriculture)</text:p>
          </table:table-cell>
          <table:table-cell office:value-type="string" calcext:value-type="string">
            <text:p>Birgit</text:p>
          </table:table-cell>
          <table:table-cell table:number-columns-repeated="2" office:value-type="string" calcext:value-type="string">
            <text:p>-</text:p>
          </table:table-cell>
          <table:table-cell table:number-columns-repeated="2" table:style-name="ce118" office:value-type="string" calcext:value-type="string">
            <text:p>SELECT id, geom, ST_Area(geom)/1e6 as area_km2 FROM supply.egon_re_potential_area_pv_agriculture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Area of potential area in km²: area_km2</text:p>
          </table:table-cell>
          <table:table-cell table:style-name="ce118" office:value-type="string" calcext:value-type="string">
            <text:p>Potential areas for ground-mounted photovoltaics on arable land and grassland with low or very low soil quality in less favored areas. Depending on the target PV capacity in the scenario, some of these areas are filled with PV plants.</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7" table:number-columns-repeated="2"/>
          <table:table-cell table:number-columns-repeated="1021"/>
        </table:table-row>
        <table:table-row table:style-name="ro2">
          <table:table-cell/>
          <table:table-cell table:style-name="ce108" office:value-type="string" calcext:value-type="string">
            <text:p>PV roof-top</text:p>
          </table:table-cell>
          <table:table-cell table:style-name="ce108" office:value-type="string" calcext:value-type="string">
            <text:p>Installed capacity</text:p>
          </table:table-cell>
          <table:table-cell office:value-type="string" calcext:value-type="string">
            <text:p>Kilian / Jonathan</text:p>
          </table:table-cell>
          <table:table-cell office:value-type="string" calcext:value-type="string">
            <text:p>Installed capacity</text:p>
          </table:table-cell>
          <table:table-cell office:value-type="string" calcext:value-type="string">
            <text:p>MW</text:p>
          </table:table-cell>
          <table:table-cell table:style-name="ce118" office:value-type="string" calcext:value-type="string">
            <text:p>WITH count_table AS ( <text:s/>SELECT <text:s text:c="2"/>bus_id, <text:s text:c="2"/>SUM(capacity) AS el_capacity, <text:s text:c="2"/>COUNT(*) AS unit_count <text:s/>FROM supply.egon_power_plants_pv_roof_building <text:s/>WHERE scenario = 'eGon2035' <text:s/>GROUP BY bus_id <text:s text:c="2"/>ORDER BY bus_id ), mapping_table AS ( <text:s/>SELECT <text:s text:c="3"/>bus_id, <text:s text:c="2"/>mv_grid_district_id <text:s/>FROM boundaries.egon_map_grid_districts_bus_ids <text:s/>WHERE scn_name = 'eGon2035' ) SELECT <text:s text:c="2"/>b.mv_grid_district_id, <text:s/>SUM(a.el_capacity) AS el_capacity, <text:s/>SUM(a.unit_count) AS unit_count FROM count_table a LEFT JOIN mapping_table b ON a.bus_id = b.bus_id GROUP BY b.mv_grid_district_id ORDER BY b.mv_grid_district_id</text:p>
          </table:table-cell>
          <table:table-cell table:style-name="ce118" office:value-type="string" calcext:value-type="string">
            <text:p>WITH count_table AS ( <text:s/>SELECT <text:s text:c="2"/>bus_id, <text:s text:c="2"/>SUM(capacity) AS el_capacity, <text:s text:c="2"/>COUNT(*) AS unit_count <text:s/>FROM supply.egon_power_plants_pv_roof_building <text:s/>WHERE scenario = 'eGon100RE' <text:s/>GROUP BY bus_id <text:s text:c="2"/>ORDER BY bus_id ), mapping_table AS ( <text:s/>SELECT <text:s text:c="3"/>bus_id, <text:s text:c="2"/>mv_grid_district_id <text:s/>FROM boundaries.egon_map_grid_districts_bus_ids <text:s/>WHERE scn_name = 'eGon100RE' ) SELECT <text:s text:c="2"/>b.mv_grid_district_id, <text:s/>SUM(a.el_capacity) AS el_capacity, <text:s/>SUM(a.unit_count) AS unit_count FROM count_table a LEFT JOIN mapping_table b ON a.bus_id = b.bus_id GROUP BY b.mv_grid_district_id ORDER BY b.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PV roof-top plants: unit_count</text:p>
          </table:table-cell>
          <table:table-cell table:style-name="ce118" office:value-type="string" calcext:value-type="string">
            <text:p>Total installed roof-mounted PV capacity per grid district (all voltage levels) in MW</text:p>
          </table:table-cell>
          <table:table-cell table:style-name="ce110" office:value-type="string" calcext:value-type="string">
            <text:p>?</text:p>
          </table:table-cell>
          <table:table-cell/>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PV roof-top</text:p>
          </table:table-cell>
          <table:table-cell table:style-name="ce105" office:value-type="string" calcext:value-type="string">
            <text:p>Potential electricity production</text:p>
          </table:table-cell>
          <table:table-cell office:value-type="string" calcext:value-type="string">
            <text:p>Kilian</text:p>
          </table:table-cell>
          <table:table-cell office:value-type="string" calcext:value-type="string">
            <text:p>Annual production</text:p>
          </table:table-cell>
          <table:table-cell table:style-name="ce111" office:value-type="string" calcext:value-type="string">
            <text:p>MWh</text:p>
          </table:table-cell>
          <table:table-cell office:value-type="string" calcext:value-type="string">
            <text:p>WITH unnested_feedin AS (SELECT w_id, UNNEST(feedin) AS feedin FROM supply.egon_era5_renewable_feedin WHERE carrier = 'pv'), feedin_per_w_id AS (SELECT w_id, SUM(feedin) AS normed_feedin FROM unnested_feedin GROUP BY w_id), capacity_pv AS (SELECT bus_id, weather_cell_id as w_id, SUM(capacity) AS capacity FROM supply.egon_power_plants_pv_roof_building WHERE scenario = 'eGon2035' <text:s/>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2035' GROUP BY mv_grid_district_id</text:p>
          </table:table-cell>
          <table:table-cell office:value-type="string" calcext:value-type="string">
            <text:p>WITH unnested_feedin AS (SELECT w_id, UNNEST(feedin) AS feedin FROM supply.egon_era5_renewable_feedin WHERE carrier = 'pv'), feedin_per_w_id AS (SELECT w_id, SUM(feedin) AS normed_feedin FROM unnested_feedin GROUP BY w_id), capacity_pv AS (SELECT bus_id, weather_cell_id as w_id, SUM(capacity) AS capacity FROM supply.egon_power_plants_pv_roof_building WHERE scenario = 'eGon100RE' <text:s/>GROUP BY bus_id, weather_cell_id), mapping_table AS (SELECT capacity_pv.bus_id, capacity_pv.capacity, feedin_per_w_id.normed_feedin FROM capacity_pv LEFT JOIN feedin_per_w_id ON capacity_pv.w_id = feedin_per_w_id.w_id) SELECT b.mv_grid_district_id, SUM(capacity * normed_feedin) AS feedin FROM mapping_table a JOIN boundaries.egon_map_grid_districts_bus_ids b ON a.bus_id = b.bus_id WHERE b.scn_name = 'eGon100RE' GROUP BY mv_grid_district_id</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number-columns-repeated="2" table:style-name="ce111" office:value-type="string" calcext:value-type="string">
            <text:p>-</text:p>
          </table:table-cell>
          <table:table-cell office:value-type="string" calcext:value-type="string">
            <text:p>Potential electricity production in MWh from roof-top PV systems per MV grid district</text:p>
          </table:table-cell>
          <table:table-cell table:style-name="ce110" office:value-type="string" calcext:value-type="string">
            <text:p>?</text:p>
          </table:table-cell>
          <table:table-cell/>
          <table:table-cell office:value-type="string" calcext:value-type="string">
            <text:p>Enthält auch Anlagen die nicht in MS oder NS sind</text:p>
          </table:table-cell>
          <table:table-cell office:value-type="float" office:value="1" calcext:value-type="float">
            <text:p>1</text:p>
          </table:table-cell>
          <table:table-cell table:number-columns-repeated="1007"/>
        </table:table-row>
        <table:table-row table:style-name="ro2">
          <table:table-cell/>
          <table:table-cell table:style-name="ce109" office:value-type="string" calcext:value-type="string">
            <text:p>PV roof-top</text:p>
          </table:table-cell>
          <table:table-cell table:style-name="ce109" office:value-type="string" calcext:value-type="string">
            <text:p>PV plants</text:p>
          </table:table-cell>
          <table:table-cell office:value-type="string" calcext:value-type="string">
            <text:p>Kilian / Jonathan</text:p>
          </table:table-cell>
          <table:table-cell table:number-columns-repeated="2" office:value-type="string" calcext:value-type="string">
            <text:p>-</text:p>
          </table:table-cell>
          <table:table-cell table:style-name="ce118" office:value-type="string" calcext:value-type="string">
            <text:p>SELECT <text:s/>plant.index as id, <text:s/>plant.capacity as el_capacity, <text:s/>plant.voltage_level, <text:s/>bld.geom_point as geom FROM supply.egon_power_plants_pv_roof_building as plant, ( <text:s/>SELECT <text:s text:c="3"/>id, <text:s text:c="2"/>geom_point <text:s/>FROM openstreetmap.osm_buildings_filtered <text:s/>UNION SELECT <text:s text:c="3"/>id::int, <text:s text:c="2"/>geom_point <text:s/>FROM openstreetmap.osm_buildings_synthetic ) as bld WHERE plant.scenario = 'eGon2035' <text:s/>AND plant.capacity &gt; 0.1 <text:s/>AND plant.building_id = bld.id ORDER BY plant.index;</text:p>
          </table:table-cell>
          <table:table-cell table:style-name="ce118" office:value-type="string" calcext:value-type="string">
            <text:p>SELECT <text:s/>plant.index as id, <text:s/>plant.capacity as el_capacity, <text:s/>plant.voltage_level, <text:s/>bld.geom_point as geom FROM supply.egon_power_plants_pv_roof_building as plant, ( <text:s/>SELECT <text:s text:c="3"/>id, <text:s text:c="2"/>geom_point <text:s/>FROM openstreetmap.osm_buildings_filtered <text:s/>UNION SELECT <text:s text:c="3"/>id::int, <text:s text:c="2"/>geom_point <text:s/>FROM openstreetmap.osm_buildings_synthetic ) as bld WHERE plant.scenario = 'eGon100RE' <text:s/>AND plant.capacity &gt; 0.1 <text:s/>AND plant.building_id = bld.id ORDER BY plant.index;</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Installed capacity in MW: el_capacity, Voltage level the PV plant is connected to: voltage_level</text:p>
          </table:table-cell>
          <table:table-cell table:style-name="ce118" office:value-type="string" calcext:value-type="string">
            <text:p>Distributed roof-mounted PV units with a nominal power &gt;100 kW.</text:p>
          </table:table-cell>
          <table:table-cell table:style-name="ce110" office:value-type="string" calcext:value-type="string">
            <text:p>?</text:p>
          </table:table-cell>
          <table:table-cell/>
          <table:table-cell table:style-name="ce111" office:value-type="string" calcext:value-type="string">
            <text:p>Viel zu viele Anlagen (6 Mio.)! In der Query sind jetzt nur &gt;100 kW drin, sind 100k. Das ist wahrscheinlich noch darstellbar</text:p>
          </table:table-cell>
          <table:table-cell office:value-type="float" office:value="1" calcext:value-type="float">
            <text:p>1</text:p>
          </table:table-cell>
          <table:table-cell table:number-columns-repeated="1007"/>
        </table:table-row>
        <table:table-row table:style-name="ro2">
          <table:table-cell/>
          <table:table-cell table:style-name="ce107" table:number-columns-repeated="2"/>
          <table:table-cell table:number-columns-repeated="1021"/>
        </table:table-row>
        <table:table-row table:style-name="ro5">
          <table:table-cell/>
          <table:table-cell table:style-name="ce107" office:value-type="string" calcext:value-type="string">
            <text:p>Gas</text:p>
          </table:table-cell>
          <table:table-cell table:style-name="ce113" office:value-type="string" calcext:value-type="string">
            <text:p>Potential natural gas production</text:p>
          </table:table-cell>
          <table:table-cell office:value-type="string" calcext:value-type="string">
            <text:p>Amélia</text:p>
          </table:table-cell>
          <table:table-cell office:value-type="string" calcext:value-type="string">
            <text:p>Production potential</text:p>
          </table:table-cell>
          <table:table-cell office:value-type="string" calcext:value-type="string">
            <text:p>MWh</text:p>
          </table:table-cell>
          <table:table-cell table:style-name="ce111" office:value-type="string" calcext:value-type="string">
            <text:p>SELECT bus, p_nom, c.geom FROM grid.egon_etrago_generator a JOIN grid.egon_etrago_bus b ON (a.bus=b.bus_id) AND a.scn_name = 'eGon2035' AND b.scn_name = 'eGon2035' AND b.country = 'DE' AND a.carrier = 'CH4' AND a.marginal_cost&gt;40 JOIN grid.egon_gas_voronoi c ON a.bus = c.bus_id WHERE c.carrier = 'CH4' and c.scn_name = 'eGon2035'</text:p>
          </table:table-cell>
          <table:table-cell table:number-columns-repeated="2"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1" office:value-type="string" calcext:value-type="string">
            <text:p>The total natural gas production in Germany is limited to 36 TWh (Netzentwicklungsplan Gas 2020–2030).</text:p>
          </table:table-cell>
          <table:table-cell table:style-name="ce110" office:value-type="string" calcext:value-type="string">
            <text:p>?</text:p>
          </table:table-cell>
          <table:table-cell table:style-name="ce110" office:value-type="string" calcext:value-type="string">
            <text:p>@Ilka: Ich komme nur auf eine Summe von 4.1 TWh, ist das richtig? Ist p_nom das richtige? - e_nom_max nehmen</text:p>
          </table:table-cell>
          <table:table-cell office:value-type="string" calcext:value-type="string">
            <text:p>Für eGon100RE Werte einfach auf 0 setzen</text:p>
          </table:table-cell>
          <table:table-cell office:value-type="float" office:value="1" calcext:value-type="float">
            <text:p>1</text:p>
          </table:table-cell>
          <table:table-cell table:number-columns-repeated="1007"/>
        </table:table-row>
        <table:table-row table:style-name="ro5">
          <table:table-cell/>
          <table:table-cell office:value-type="string" calcext:value-type="string">
            <text:p>Gas</text:p>
          </table:table-cell>
          <table:table-cell table:style-name="ce114" office:value-type="string" calcext:value-type="string">
            <text:p>Potential biogas production</text:p>
          </table:table-cell>
          <table:table-cell office:value-type="string" calcext:value-type="string">
            <text:p>Amélia</text:p>
          </table:table-cell>
          <table:table-cell office:value-type="string" calcext:value-type="string">
            <text:p>Production potential</text:p>
          </table:table-cell>
          <table:table-cell office:value-type="string" calcext:value-type="string">
            <text:p>MWh</text:p>
          </table:table-cell>
          <table:table-cell table:style-name="ce133" office:value-type="string" calcext:value-type="string">
            <text:p>SELECT bus, p_nom, c.geom FROM grid.egon_etrago_generator a JOIN grid.egon_etrago_bus b ON (a.bus=b.bus_id) AND a.scn_name = 'eGon2035' AND b.scn_name = 'eGon2035' AND b.country = 'DE' AND a.carrier = 'CH4' AND a.marginal_cost&lt;26 JOIN grid.egon_gas_voronoi c ON a.bus = c.bus_id WHERE c.carrier = 'CH4' and c.scn_name = 'eGon2035'</text:p>
          </table:table-cell>
          <table:table-cell table:style-name="ce133" office:value-type="string" calcext:value-type="string">
            <text:p>SELECT bus, p_nom, c.geom FROM grid.egon_etrago_generator a JOIN grid.egon_etrago_bus b ON (a.bus=b.bus_id) AND a.scn_name = 'eGon100RE' AND b.scn_name = 'eGon100RE' AND b.country = 'DE' AND a.carrier = 'CH4' JOIN grid.egon_gas_voronoi c ON a.bus = c.bus_id WHERE c.carrier = 'CH4' and c.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29" office:value-type="string" calcext:value-type="string">
            <text:p>eGon2035: The total natural gas production in Germany is limited to 10 TWh (Netzentwicklungsplan Gas 2020–2030).</text:p>
            <text:p>eGon100RE: The total natural gas production in Germany is limited to 14.45 TWh (PyPSA-eur-sec result).</text:p>
          </table:table-cell>
          <table:table-cell table:style-name="ce110" office:value-type="string" calcext:value-type="string">
            <text:p>?</text:p>
          </table:table-cell>
          <table:table-cell table:style-name="ce110" office:value-type="string" calcext:value-type="string">
            <text:p>@Ilka: Für eGon100RE marginal costs nicht mehr beschränkt, korrekt?</text:p>
          </table:table-cell>
          <table:table-cell office:value-type="string" calcext:value-type="string">
            <text:p>Sql query should be adapted for eGon100RE scenario (but in this case, the values won’t change)</text:p>
          </table:table-cell>
          <table:table-cell office:value-type="float" office:value="1" calcext:value-type="float">
            <text:p>1</text:p>
          </table:table-cell>
          <table:table-cell table:number-columns-repeated="1007"/>
        </table:table-row>
        <table:table-row table:style-name="ro2">
          <table:table-cell table:number-columns-repeated="8"/>
          <table:table-cell table:style-name="ce110"/>
          <table:table-cell table:number-columns-repeated="1015"/>
        </table:table-row>
        <table:table-row table:style-name="ro2">
          <table:table-cell/>
          <table:table-cell table:style-name="ce105" office:value-type="string" calcext:value-type="string">
            <text:p>Other</text:p>
          </table:table-cell>
          <table:table-cell table:style-name="ce105" office:value-type="string" calcext:value-type="string">
            <text:p>Gas-fired power plants</text:p>
          </table:table-cell>
          <table:table-cell table:style-name="ce119"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 'gas' GROUP BY b.mv_grid_district_id ORDER BY b.mv_grid_district_id; </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 'gas'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gas-fired power plants: unit_count</text:p>
          </table:table-cell>
          <table:table-cell table:style-name="ce118" office:value-type="string" calcext:value-type="string">
            <text:p>Total installed capacity per MV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5" office:value-type="string" calcext:value-type="string">
            <text:p>Other</text:p>
          </table:table-cell>
          <table:table-cell table:style-name="ce105" office:value-type="string" calcext:value-type="string">
            <text:p>Biomass-fired power plants</text:p>
          </table:table-cell>
          <table:table-cell table:style-name="ce111"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 'biomass' GROUP BY b.mv_grid_district_id ORDER BY b.mv_grid_district_id; </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 'biomass'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biomass-fired power plants: unit_count</text:p>
          </table:table-cell>
          <table:table-cell table:style-name="ce118" office:value-type="string" calcext:value-type="string">
            <text:p>Total installed capacity per MV grid district (all voltage levels) in MW</text:p>
          </table:table-cell>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table:table-cell table:style-name="ce105" office:value-type="string" calcext:value-type="string">
            <text:p>Other</text:p>
          </table:table-cell>
          <table:table-cell table:style-name="ce105" office:value-type="string" calcext:value-type="string">
            <text:p>Hydro</text:p>
          </table:table-cell>
          <table:table-cell table:style-name="ce111"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IN ('run_of_river', 'reservoir') GROUP BY b.mv_grid_district_id ORDER BY b.mv_grid_district_id; </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IN ('run_of_river', 'reservoir')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hydro power plants: unit_count</text:p>
          </table:table-cell>
          <table:table-cell table:style-name="ce118" office:value-type="string" calcext:value-type="string">
            <text:p>Total installed capacity of run-of-river and reservoir power plants per MV grid district (all voltage levels) in MW</text:p>
          </table:table-cell>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table:table-cell table:style-name="ce105" office:value-type="string" calcext:value-type="string">
            <text:p>Other</text:p>
          </table:table-cell>
          <table:table-cell table:style-name="ce105" office:value-type="string" calcext:value-type="string">
            <text:p>Other power plants</text:p>
          </table:table-cell>
          <table:table-cell table:style-name="ce111" office:value-type="string" calcext:value-type="string">
            <text:p>Ilk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2035' AND b.scn_name = 'eGon2035' AND a.carrier IN ('others', 'oil') GROUP BY b.mv_grid_district_id ORDER BY b.mv_grid_district_id; </text:p>
          </table:table-cell>
          <table:table-cell table:style-name="ce111" office:value-type="string" calcext:value-type="string">
            <text:p>SELECT b.mv_grid_district_id, sum(a.el_capacity) as el_capacity, count(*) as unit_count FROM supply.egon_power_plants a JOIN boundaries.egon_map_grid_districts_bus_ids b ON a.bus_id = b.bus_id WHERE a.scenario = 'eGon100RE' AND b.scn_name = 'eGon100RE' AND a.carrier IN ('others', 'oil')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other power plants: unit_count</text:p>
          </table:table-cell>
          <table:table-cell table:style-name="ce118" office:value-type="string" calcext:value-type="string">
            <text:p>Total installed capacity per MV grid district (all voltage levels) in MW of power plants utilizing carriers oil, waste, landfill and sewage gas, as well as geothermal energy </text:p>
          </table:table-cell>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table:table-cell table:style-name="ce110" table:number-columns-repeated="3"/>
          <table:table-cell table:number-columns-repeated="2"/>
          <table:table-cell table:style-name="ce110" table:number-columns-repeated="8"/>
          <table:table-cell table:number-columns-repeated="1010"/>
        </table:table-row>
        <table:table-row table:style-name="ro2">
          <table:table-cell/>
          <table:table-cell table:style-name="ce108" office:value-type="string" calcext:value-type="string">
            <text:p>Heat</text:p>
          </table:table-cell>
          <table:table-cell table:style-name="ce105" office:value-type="string" calcext:value-type="string">
            <text:p>Individual heat pumps</text:p>
          </table:table-cell>
          <table:table-cell table:style-name="ce111" office:value-type="string" calcext:value-type="string">
            <text:p>Birgit</text:p>
          </table:table-cell>
          <table:table-cell table:style-name="ce111" office:value-type="string" calcext:value-type="string">
            <text:p>Installed capacity</text:p>
          </table:table-cell>
          <table:table-cell table:style-name="ce111" office:value-type="string" calcext:value-type="string">
            <text:p>MW</text:p>
          </table:table-cell>
          <table:table-cell table:style-name="ce111" office:value-type="string" calcext:value-type="string">
            <text:p>SELECT mv_grid_id, capacity FROM supply.egon_individual_heating a WHERE carrier = 'heat_pump' AND scenario = 'eGon2035'</text:p>
          </table:table-cell>
          <table:table-cell table:style-name="ce111" office:value-type="string" calcext:value-type="string">
            <text:p>SELECT mv_grid_id, capacity FROM supply.egon_individual_heating a WHERE carrier = 'heat_pump' AND scenario = 'eGon100RE'</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number-columns-repeated="2" table:style-name="ce111" office:value-type="string" calcext:value-type="string">
            <text:p>-</text:p>
          </table:table-cell>
          <table:table-cell table:style-name="ce118" office:value-type="string" calcext:value-type="string">
            <text:p>Total installed electrical capacity of heat pumps for individual heating per MV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Heat</text:p>
          </table:table-cell>
          <table:table-cell table:style-name="ce105" office:value-type="string" calcext:value-type="string">
            <text:p>Central heat pumps</text:p>
          </table:table-cell>
          <table:table-cell table:style-name="ce111" office:value-type="string" calcext:value-type="string">
            <text:p>Clara</text:p>
          </table:table-cell>
          <table:table-cell table:style-name="ce111" office:value-type="string" calcext:value-type="string">
            <text:p>Installed capacity</text:p>
          </table:table-cell>
          <table:table-cell table:style-name="ce111" office:value-type="string" calcext:value-type="string">
            <text:p>MW</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2035' AND carrier = 'heat_pump' and b.scenario = 'eGon2035'</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100RE' AND carrier = 'heat_pump' and b.scenario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8" office:value-type="string" calcext:value-type="string">
            <text:p>Total installed electrical capacity of heat pumps in district heating per MV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Heat</text:p>
          </table:table-cell>
          <table:table-cell table:style-name="ce105" office:value-type="string" calcext:value-type="string">
            <text:p>Solarthermal</text:p>
          </table:table-cell>
          <table:table-cell table:style-name="ce111" office:value-type="string" calcext:value-type="string">
            <text:p>Clara</text:p>
          </table:table-cell>
          <table:table-cell table:style-name="ce111" office:value-type="string" calcext:value-type="string">
            <text:p>Installed capacity</text:p>
          </table:table-cell>
          <table:table-cell table:style-name="ce111" office:value-type="string" calcext:value-type="string">
            <text:p>MW</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2035' AND carrier = 'solar_thermal_collector' and b.scenario = 'eGon2035'</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100RE' AND carrier = 'solar_thermal_collector' and b.scenario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8" office:value-type="string" calcext:value-type="string">
            <text:p>Total installed thermal capacity of solarthermal collectors per MV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Heat</text:p>
          </table:table-cell>
          <table:table-cell table:style-name="ce105" office:value-type="string" calcext:value-type="string">
            <text:p>Geothermal</text:p>
          </table:table-cell>
          <table:table-cell table:style-name="ce111" office:value-type="string" calcext:value-type="string">
            <text:p>Clara</text:p>
          </table:table-cell>
          <table:table-cell table:style-name="ce111" office:value-type="string" calcext:value-type="string">
            <text:p>Installed capacity</text:p>
          </table:table-cell>
          <table:table-cell table:style-name="ce111" office:value-type="string" calcext:value-type="string">
            <text:p>MW</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2035' AND carrier = 'geo_thermal' and b.scenario = 'eGon2035'</text:p>
          </table:table-cell>
          <table:table-cell table:style-name="ce111" office:value-type="string" calcext:value-type="string">
            <text:p>SELECT district_heating_id, capacity, geom_polygon FROM supply.egon_district_heating a JOIN demand.egon_district_heating_areas b ON a.district_heating_id = b.id WHERE a.scenario = 'eGon100RE' AND carrier = 'geo_thermal' and b.scenario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8" office:value-type="string" calcext:value-type="string">
            <text:p>Total installed thermal capacity of geothermal plants per MV grid district (all voltage levels) in MW</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number-columns-repeated="3"/>
          <table:table-cell table:style-name="ce110" table:number-columns-repeated="11"/>
          <table:table-cell table:number-columns-repeated="1010"/>
        </table:table-row>
        <table:table-row table:style-name="ro2">
          <table:table-cell office:value-type="string" calcext:value-type="string">
            <text:p>Grids</text:p>
          </table:table-cell>
          <table:table-cell table:style-name="ce108" office:value-type="string" calcext:value-type="string">
            <text:p>Electricity</text:p>
          </table:table-cell>
          <table:table-cell table:style-name="ce105" office:value-type="string" calcext:value-type="string">
            <text:p>EHV lines</text:p>
          </table:table-cell>
          <table:table-cell table:style-name="ce111" office:value-type="string" calcext:value-type="string">
            <text:p>Clara</text:p>
          </table:table-cell>
          <table:table-cell table:number-columns-repeated="2" table:style-name="ce111" office:value-type="string" calcext:value-type="string">
            <text:p>-</text:p>
          </table:table-cell>
          <table:table-cell table:number-columns-repeated="2" table:style-name="ce111" office:value-type="string" calcext:value-type="string">
            <text:p>SELECT line_id, geom FROM grid.egon_etrago_line WHERE v_nom &gt; 110;</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0"/>
          <table:table-cell table:style-name="ce110" office:value-type="string" calcext:value-type="string">
            <text:p>?</text:p>
          </table:table-cell>
          <table:table-cell table:style-name="ce110"/>
          <table:table-cell/>
          <table:table-cell office:value-type="float" office:value="0.5" calcext:value-type="float">
            <text:p>0.5</text:p>
          </table:table-cell>
          <table:table-cell table:number-columns-repeated="1007"/>
        </table:table-row>
        <table:table-row table:style-name="ro2">
          <table:table-cell/>
          <table:table-cell table:style-name="ce108" office:value-type="string" calcext:value-type="string">
            <text:p>Electricity</text:p>
          </table:table-cell>
          <table:table-cell table:style-name="ce105" office:value-type="string" calcext:value-type="string">
            <text:p>EHV/HV stations</text:p>
          </table:table-cell>
          <table:table-cell table:style-name="ce111" office:value-type="string" calcext:value-type="string">
            <text:p>Clara</text:p>
          </table:table-cell>
          <table:table-cell table:number-columns-repeated="2" table:style-name="ce111" office:value-type="string" calcext:value-type="string">
            <text:p>-</text:p>
          </table:table-cell>
          <table:table-cell table:number-columns-repeated="2" table:style-name="ce111" office:value-type="string" calcext:value-type="string">
            <text:p>SELECT bus_id, point as geom FROM grid.egon_ehv_substation;</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0"/>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Electricity</text:p>
          </table:table-cell>
          <table:table-cell table:style-name="ce105" office:value-type="string" calcext:value-type="string">
            <text:p>HV lines</text:p>
          </table:table-cell>
          <table:table-cell table:style-name="ce111" office:value-type="string" calcext:value-type="string">
            <text:p>Clara</text:p>
          </table:table-cell>
          <table:table-cell table:number-columns-repeated="2" table:style-name="ce111" office:value-type="string" calcext:value-type="string">
            <text:p>-</text:p>
          </table:table-cell>
          <table:table-cell table:number-columns-repeated="2" table:style-name="ce111" office:value-type="string" calcext:value-type="string">
            <text:p>SELECT line_id, geom FROM grid.egon_etrago_line WHERE v_nom = 110;</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0"/>
          <table:table-cell table:style-name="ce110" office:value-type="string" calcext:value-type="string">
            <text:p>?</text:p>
          </table:table-cell>
          <table:table-cell table:number-columns-repeated="2"/>
          <table:table-cell office:value-type="float" office:value="0.5" calcext:value-type="float">
            <text:p>0.5</text:p>
          </table:table-cell>
          <table:table-cell table:number-columns-repeated="1007"/>
        </table:table-row>
        <table:table-row table:style-name="ro2">
          <table:table-cell/>
          <table:table-cell table:style-name="ce108" office:value-type="string" calcext:value-type="string">
            <text:p>Electricity</text:p>
          </table:table-cell>
          <table:table-cell table:style-name="ce105" office:value-type="string" calcext:value-type="string">
            <text:p>HV/MV stations</text:p>
          </table:table-cell>
          <table:table-cell table:style-name="ce111" office:value-type="string" calcext:value-type="string">
            <text:p>Clara</text:p>
          </table:table-cell>
          <table:table-cell table:number-columns-repeated="2" table:style-name="ce111" office:value-type="string" calcext:value-type="string">
            <text:p>-</text:p>
          </table:table-cell>
          <table:table-cell table:number-columns-repeated="2" table:style-name="ce111" office:value-type="string" calcext:value-type="string">
            <text:p>SELECT bus_id, point as geom FROM grid.egon_hvmv_substation;</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0"/>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number-columns-repeated="1024"/>
        </table:table-row>
        <table:table-row table:style-name="ro2">
          <table:table-cell/>
          <table:table-cell table:style-name="ce108" office:value-type="string" calcext:value-type="string">
            <text:p>Gas</text:p>
          </table:table-cell>
          <table:table-cell table:style-name="ce105" office:value-type="string" calcext:value-type="string">
            <text:p>Methane grid</text:p>
          </table:table-cell>
          <table:table-cell office:value-type="string" calcext:value-type="string">
            <text:p>Amélia</text:p>
          </table:table-cell>
          <table:table-cell office:value-type="string" calcext:value-type="string">
            <text:p>Installed capacity</text:p>
          </table:table-cell>
          <table:table-cell office:value-type="string" calcext:value-type="string">
            <text:p>MW</text:p>
          </table:table-cell>
          <table:table-cell table:style-name="ce111" office:value-type="string" calcext:value-type="string">
            <text:p>SELECT p_nom, a.geom FROM grid.egon_etrago_link a JOIN grid.egon_etrago_bus b ON (a.bus0 = b.bus_id) JOIN grid.egon_etrago_bus c ON (a.bus1=c.bus_id) AND a.scn_name = 'eGon2035' AND a.carrier = 'CH4' AND c.scn_name = 'eGon2035' AND c.country = 'DE';</text:p>
          </table:table-cell>
          <table:table-cell table:style-name="ce116" office:value-type="string" calcext:value-type="string">
            <text:p>SELECT p_nom, a.geom FROM grid.egon_etrago_link a JOIN grid.egon_etrago_bus b ON (a.bus0 = b.bus_id) JOIN grid.egon_etrago_bus c ON (a.bus1=c.bus_id) AND a.scn_name = 'eGon100RE' AND a.carrier = 'CH4' AND c.scn_name = 'eGon100RE' AND c.country = 'DE';</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0" office:value-type="string" calcext:value-type="string">
            <text:p>?</text:p>
          </table:table-cell>
          <table:table-cell table:style-name="ce111" office:value-type="string" calcext:value-type="string">
            <text:p>Methane transmission grid</text:p>
          </table:table-cell>
          <table:table-cell table:style-name="ce110" office:value-type="string" calcext:value-type="string">
            <text:p>?</text:p>
          </table:table-cell>
          <table:table-cell table:style-name="ce110"/>
          <table:table-cell office:value-type="string" calcext:value-type="string">
            <text:p>Sql query should be adapted for eGon100RE scenario</text:p>
          </table:table-cell>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Gas</text:p>
          </table:table-cell>
          <table:table-cell table:style-name="ce105" office:value-type="string" calcext:value-type="string">
            <text:p>Hydrogen grid (retroffited from methane grid)</text:p>
          </table:table-cell>
          <table:table-cell office:value-type="string" calcext:value-type="string">
            <text:p>Amélia</text:p>
          </table:table-cell>
          <table:table-cell office:value-type="string" calcext:value-type="string">
            <text:p>Installed capacity</text:p>
          </table:table-cell>
          <table:table-cell office:value-type="string" calcext:value-type="string">
            <text:p>MW</text:p>
          </table:table-cell>
          <table:table-cell office:value-type="string" calcext:value-type="string">
            <text:p>-</text:p>
          </table:table-cell>
          <table:table-cell table:style-name="ce116" office:value-type="string" calcext:value-type="string">
            <text:p>SELECT p_nom, a.geom FROM grid.egon_etrago_link a JOIN grid.egon_etrago_bus b ON (a.bus0 = b.bus_id) JOIN grid.egon_etrago_bus c ON (a.bus1=c.bus_id) <text:s text:c="4"/>AND a.scn_name = 'eGon100RE' AND a.carrier = 'H2_retrofit' AND c.scn_name = 'eGon100RE' AND c.country = 'DE';</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0" office:value-type="string" calcext:value-type="string">
            <text:p>?</text:p>
          </table:table-cell>
          <table:table-cell table:style-name="ce111" office:value-type="string" calcext:value-type="string">
            <text:p>Hydrogen grid retroffited from methane grid</text:p>
          </table:table-cell>
          <table:table-cell table:style-name="ce110" office:value-type="string" calcext:value-type="string">
            <text:p>?</text:p>
          </table:table-cell>
          <table:table-cell table:style-name="ce110"/>
          <table:table-cell office:value-type="string" calcext:value-type="string">
            <text:p>Only in eGon100RE</text:p>
          </table:table-cell>
          <table:table-cell office:value-type="string" calcext:value-type="string">
            <text:p>na</text:p>
          </table:table-cell>
          <table:table-cell table:number-columns-repeated="1007"/>
        </table:table-row>
        <table:table-row table:style-name="ro2">
          <table:table-cell/>
          <table:table-cell table:style-name="ce108" office:value-type="string" calcext:value-type="string">
            <text:p>Gas</text:p>
          </table:table-cell>
          <table:table-cell table:style-name="ce105" office:value-type="string" calcext:value-type="string">
            <text:p>Hydrogen grid potential extension</text:p>
          </table:table-cell>
          <table:table-cell office:value-type="string" calcext:value-type="string">
            <text:p>Amélia</text:p>
          </table:table-cell>
          <table:table-cell table:number-columns-repeated="2" table:style-name="ce111" office:value-type="string" calcext:value-type="string">
            <text:p>-</text:p>
          </table:table-cell>
          <table:table-cell office:value-type="string" calcext:value-type="string">
            <text:p>-</text:p>
          </table:table-cell>
          <table:table-cell table:style-name="ce111" office:value-type="string" calcext:value-type="string">
            <text:p>SELECT geom FROM grid.egon_etrago_link WHERE carrier = 'H2_gridextension';</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0" office:value-type="string" calcext:value-type="string">
            <text:p>?</text:p>
          </table:table-cell>
          <table:table-cell table:style-name="ce111" office:value-type="string" calcext:value-type="string">
            <text:p>Potential hydrogen grid extension</text:p>
          </table:table-cell>
          <table:table-cell table:style-name="ce110" office:value-type="string" calcext:value-type="string">
            <text:p>?</text:p>
          </table:table-cell>
          <table:table-cell/>
          <table:table-cell office:value-type="string" calcext:value-type="string">
            <text:p>Only in eGon100RE</text:p>
          </table:table-cell>
          <table:table-cell office:value-type="string" calcext:value-type="string">
            <text:p>na</text:p>
          </table:table-cell>
          <table:table-cell table:number-columns-repeated="1007"/>
        </table:table-row>
        <table:table-row table:style-name="ro2">
          <table:table-cell table:number-columns-repeated="2"/>
          <table:table-cell table:style-name="ce115" table:number-columns-repeated="12"/>
          <table:table-cell table:number-columns-repeated="1010"/>
        </table:table-row>
        <table:table-row table:style-name="ro2">
          <table:table-cell office:value-type="string" calcext:value-type="string">
            <text:p>Flexibility Potential</text:p>
          </table:table-cell>
          <table:table-cell table:style-name="ce111" office:value-type="string" calcext:value-type="string">
            <text:p>Gas</text:p>
          </table:table-cell>
          <table:table-cell table:style-name="ce111" office:value-type="string" calcext:value-type="string">
            <text:p>Methane stores</text:p>
          </table:table-cell>
          <table:table-cell office:value-type="string" calcext:value-type="string">
            <text:p>Amélia</text:p>
          </table:table-cell>
          <table:table-cell office:value-type="string" calcext:value-type="string">
            <text:p>Installed storage capacity</text:p>
          </table:table-cell>
          <table:table-cell office:value-type="string" calcext:value-type="string">
            <text:p>MWh</text:p>
          </table:table-cell>
          <table:table-cell table:style-name="ce111" office:value-type="string" calcext:value-type="string">
            <text:p>SELECT bus, e_nom, c.geom FROM grid.egon_etrago_store a JOIN grid.egon_etrago_bus b ON (a.bus=b.bus_id) AND a.scn_name = 'eGon2035' AND b.scn_name = 'eGon2035' AND b.country = 'DE' AND a.carrier = 'CH4' JOIN grid.egon_gas_voronoi c ON a.bus = c.bus_id WHERE c.carrier = 'CH4' and c.scn_name = 'eGon2035'</text:p>
          </table:table-cell>
          <table:table-cell table:style-name="ce111" office:value-type="string" calcext:value-type="string">
            <text:p>SELECT bus, e_nom, c.geom FROM grid.egon_etrago_store a JOIN grid.egon_etrago_bus b ON (a.bus=b.bus_id) AND a.scn_name = 'eGon100RE' AND b.scn_name = 'eGon100RE' AND b.country = 'DE' AND a.carrier = 'CH4' JOIN grid.egon_gas_voronoi c ON a.bus = c.bus_id WHERE c.carrier = 'CH4' and c.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office:value-type="string" calcext:value-type="string">
            <text:p>Installed methane storage capacity in MWh</text:p>
          </table:table-cell>
          <table:table-cell table:style-name="ce110" office:value-type="string" calcext:value-type="string">
            <text:p>?</text:p>
          </table:table-cell>
          <table:table-cell table:style-name="ce110" office:value-type="string" calcext:value-type="string">
            <text:p>@Ilka/Clara: ggü. EGon100RE ändern sich die Werte, muss da noch irgendetwas beachtet werden?</text:p>
          </table:table-cell>
          <table:table-cell office:value-type="string" calcext:value-type="string">
            <text:p>Sql query should be adapted for eGon100RE scenario (but in this case, the values won’t change)</text:p>
          </table:table-cell>
          <table:table-cell office:value-type="float" office:value="1" calcext:value-type="float">
            <text:p>1</text:p>
          </table:table-cell>
          <table:table-cell table:number-columns-repeated="1007"/>
        </table:table-row>
        <table:table-row table:style-name="ro2">
          <table:table-cell/>
          <table:table-cell table:style-name="ce105" office:value-type="string" calcext:value-type="string">
            <text:p>Gas</text:p>
          </table:table-cell>
          <table:table-cell table:style-name="ce105" office:value-type="string" calcext:value-type="string">
            <text:p>Potential hydrogen underground storage</text:p>
          </table:table-cell>
          <table:table-cell office:value-type="string" calcext:value-type="string">
            <text:p>Amélia</text:p>
          </table:table-cell>
          <table:table-cell table:style-name="ce111" office:value-type="string" calcext:value-type="string">
            <text:p>Potential storage capacity</text:p>
          </table:table-cell>
          <table:table-cell office:value-type="string" calcext:value-type="string">
            <text:p>MWh</text:p>
          </table:table-cell>
          <table:table-cell table:style-name="ce111" office:value-type="string" calcext:value-type="string">
            <text:p>SELECT bus, e_nom_max, c.geom FROM grid.egon_etrago_store a JOIN grid.egon_etrago_bus b ON (a.bus=b.bus_id) AND a.scn_name = 'eGon2035' AND b.scn_name = 'eGon2035' AND b.country = 'DE' AND a.carrier = 'H2_underground' JOIN grid.egon_gas_voronoi c ON a.bus = c.bus_id WHERE c.carrier = 'H2_saltcavern' and c.scn_name = 'eGon2035'</text:p>
          </table:table-cell>
          <table:table-cell table:style-name="ce111" office:value-type="string" calcext:value-type="string">
            <text:p>SELECT bus, e_nom_max, c.geom FROM grid.egon_etrago_store a JOIN grid.egon_etrago_bus b ON (a.bus=b.bus_id) AND a.scn_name = 'eGon100RE' AND b.scn_name = 'eGon100RE' AND b.country = 'DE' AND a.carrier = 'H2_underground' JOIN grid.egon_gas_voronoi c ON a.bus = c.bus_id WHERE c.carrier = 'H2_saltcavern' and c.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1" office:value-type="string" calcext:value-type="string">
            <text:p>Potential hydrogen underground storage capacity in MWh</text:p>
          </table:table-cell>
          <table:table-cell table:style-name="ce110" office:value-type="string" calcext:value-type="string">
            <text:p>?</text:p>
          </table:table-cell>
          <table:table-cell/>
          <table:table-cell office:value-type="string" calcext:value-type="string">
            <text:p>Sql query should be adapted for eGon100RE scenario (but in this case, the values won’t change)</text:p>
          </table:table-cell>
          <table:table-cell office:value-type="float" office:value="1" calcext:value-type="float">
            <text:p>1</text:p>
          </table:table-cell>
          <table:table-cell table:number-columns-repeated="1007"/>
        </table:table-row>
        <table:table-row table:style-name="ro2">
          <table:table-cell/>
          <table:table-cell table:style-name="ce110"/>
          <table:table-cell table:number-columns-repeated="1022"/>
        </table:table-row>
        <table:table-row table:style-name="ro2">
          <table:table-cell/>
          <table:table-cell table:style-name="ce105" office:value-type="string" calcext:value-type="string">
            <text:p>Electricity</text:p>
          </table:table-cell>
          <table:table-cell table:style-name="ce105" office:value-type="string" calcext:value-type="string">
            <text:p>DSM</text:p>
          </table:table-cell>
          <table:table-cell table:style-name="ce111" office:value-type="string" calcext:value-type="string">
            <text:p>Kathi</text:p>
          </table:table-cell>
          <table:table-cell table:style-name="ce111" office:value-type="string" calcext:value-type="string">
            <text:p>Mean DSM potential</text:p>
          </table:table-cell>
          <table:table-cell table:style-name="ce111" office:value-type="string" calcext:value-type="string">
            <text:p>MW</text:p>
          </table:table-cell>
          <table:table-cell table:style-name="ce111" office:value-type="string" calcext:value-type="string">
            <text:p>WITH unnested_p_max_pu AS (SELECT link_id, UNNEST(p_max_pu) AS p_max_pu FROM grid.egon_etrago_link_timeseries WHERE link_id IN (SELECT link_id FROM grid.egon_etrago_link WHERE scn_name= 'eGon2035' AND carrier='dsm')), average_p_max_pu AS (SELECT link_id, AVG(p_max_pu) AS average_p_max_pu FROM unnested_p_max_pu GROUP BY link_id), bus_map AS (SELECT a.link_id, a.bus0, a.p_nom, b.mv_grid_district_id FROM grid.egon_etrago_link a LEFT JOIN boundaries.egon_map_grid_districts_bus_ids b ON a.bus0 = b.bus_id WHERE a.scn_name= 'eGon2035' AND a.carrier='dsm' AND b.scn_name='eGon2035' ), bus_map_potential AS (SELECT a.link_id, a.average_p_max_pu, b.p_nom, b.mv_grid_district_id, b.p_nom * a.average_p_max_pu as average_p_max FROM average_p_max_pu a LEFT JOIN bus_map b ON a.link_id = b.link_id) SELECT mv_grid_district_id, SUM(average_p_max) as dsm_potential FROM bus_map_potential GROUP BY mv_grid_district_id;</text:p>
          </table:table-cell>
          <table:table-cell table:style-name="ce111" office:value-type="string" calcext:value-type="string">
            <text:p>WITH unnested_p_max_pu AS (SELECT link_id, UNNEST(p_max_pu) AS p_max_pu FROM grid.egon_etrago_link_timeseries WHERE link_id IN (SELECT link_id FROM grid.egon_etrago_link WHERE scn_name= 'eGon100RE' AND carrier='dsm')), average_p_max_pu AS (SELECT link_id, AVG(p_max_pu) AS average_p_max_pu FROM unnested_p_max_pu GROUP BY link_id), bus_map AS (SELECT a.link_id, a.bus0, a.p_nom, b.mv_grid_district_id FROM grid.egon_etrago_link a LEFT JOIN boundaries.egon_map_grid_districts_bus_ids b ON a.bus0 = b.bus_id WHERE a.scn_name= 'eGon100RE' AND a.carrier='dsm' AND b.scn_name='eGon100RE' ), bus_map_potential AS (SELECT a.link_id, a.average_p_max_pu, b.p_nom, b.mv_grid_district_id, b.p_nom * a.average_p_max_pu as average_p_max FROM average_p_max_pu a LEFT JOIN bus_map b ON a.link_id = b.link_id) SELECT mv_grid_district_id, SUM(average_p_max) as dsm_potential FROM bus_map_potential GROUP BY mv_grid_district_id; </text:p>
          </table:table-cell>
          <table:table-cell table:style-name="ce111" office:value-type="string" calcext:value-type="string">
            <text:p>-</text:p>
          </table:table-cell>
          <table:table-cell table:style-name="ce111" office:value-type="string" calcext:value-type="string">
            <text:p>SELECT bus_id, geom FROM grid.egon_mv_grid_district</text:p>
          </table:table-cell>
          <table:table-cell table:style-name="ce110" office:value-type="string" calcext:value-type="string">
            <text:p>-</text:p>
          </table:table-cell>
          <table:table-cell/>
          <table:table-cell table:style-name="ce111" office:value-type="string" calcext:value-type="string">
            <text:p>Average DSM (demand side management) potential in MW calculated as the mean maximal shiftable power</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5" office:value-type="string" calcext:value-type="string">
            <text:p>Electricity</text:p>
          </table:table-cell>
          <table:table-cell table:style-name="ce105" office:value-type="string" calcext:value-type="string">
            <text:p>Dynamic line rating</text:p>
          </table:table-cell>
          <table:table-cell table:style-name="ce111" office:value-type="string" calcext:value-type="string">
            <text:p>Clara</text:p>
          </table:table-cell>
          <table:table-cell table:number-columns-repeated="2" table:style-name="ce111" office:value-type="string" calcext:value-type="string">
            <text:p>-</text:p>
          </table:table-cell>
          <table:table-cell table:style-name="ce111" office:value-type="string" calcext:value-type="string">
            <text:p>SELECT a.line_id, geom, (SELECT MAX(x) &gt; 1 FROM UNNEST(b.s_max_pu) x) as DLR FROM grid.egon_etrago_line a JOIN grid.egon_etrago_line_timeseries b ON a.line_id = b.line_id WHERE a.scn_name = 'eGon2035' AND b.scn_name = 'eGon2035';</text:p>
          </table:table-cell>
          <table:table-cell table:style-name="ce111" office:value-type="string" calcext:value-type="string">
            <text:p>SELECT a.line_id, geom, (SELECT MAX(x) &gt; 1 FROM UNNEST(b.s_max_pu) x) as DLR FROM grid.egon_etrago_line a JOIN grid.egon_etrago_line_timeseries b ON a.line_id = b.line_id WHERE a.scn_name = 'eGon100RE' AND b.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1" office:value-type="string" calcext:value-type="string">
            <text:p>Lines where dynamic line rating (DLR) can be applied</text:p>
          </table:table-cell>
          <table:table-cell table:style-name="ce110" office:value-type="string" calcext:value-type="string">
            <text:p>?</text:p>
          </table:table-cell>
          <table:table-cell table:style-name="ce110"/>
          <table:table-cell table:style-name="ce111" office:value-type="string" calcext:value-type="string">
            <text:p>boolean if DLR or not</text:p>
          </table:table-cell>
          <table:table-cell office:value-type="float" office:value="0.5" calcext:value-type="float">
            <text:p>0.5</text:p>
          </table:table-cell>
          <table:table-cell table:number-columns-repeated="1007"/>
        </table:table-row>
        <table:table-row table:style-name="ro2">
          <table:table-cell/>
          <table:table-cell table:style-name="ce108" office:value-type="string" calcext:value-type="string">
            <text:p>Electricity</text:p>
          </table:table-cell>
          <table:table-cell table:style-name="ce108" office:value-type="string" calcext:value-type="string">
            <text:p>Electromobility</text:p>
          </table:table-cell>
          <table:table-cell office:value-type="string" calcext:value-type="string">
            <text:p>Kilian</text:p>
          </table:table-cell>
          <table:table-cell office:value-type="string" calcext:value-type="string">
            <text:p>Flexible charging demand</text:p>
          </table:table-cell>
          <table:table-cell office:value-type="string" calcext:value-type="string">
            <text:p>MWh</text:p>
          </table:table-cell>
          <table:table-cell office:value-type="string" calcext:value-type="string">
            <text:p>WITH demand_per_ev AS ( <text:s/>SELECT <text:s text:c="3"/>egon_ev_pool_ev_id, <text:s text:c="2"/>SUM(charging_demand) AS charging_demand <text:s/>FROM demand.egon_ev_trip <text:s text:c="2"/>WHERE scenario = 'eGon2035' <text:s/>GROUP BY egon_ev_pool_ev_id ), park_time AS ( <text:s/>SELECT <text:s text:c="3"/>egon_ev_pool_ev_id, <text:s text:c="2"/>charging_demand, <text:s text:c="2"/>charging_capacity_nominal, <text:s text:c="2"/>park_end - park_start AS park_time <text:s/>FROM demand.egon_ev_trip <text:s text:c="2"/>WHERE scenario = 'eGon2035' <text:s text:c="2"/>AND charging_demand &gt; 0 <text:s text:c="2"/>AND use_case in ('home', 'work') ), demand_table AS ( <text:s/>SELECT <text:s text:c="2"/>egon_ev_pool_ev_id, <text:s text:c="2"/>charging_demand, <text:s text:c="3"/>ROUND( <text:s text:c="3"/>CAST( <text:s text:c="4"/>charging_capacity_nominal * park_time/4 <text:s text:c="4"/>AS NUMERIC <text:s text:c="3"/>), <text:s text:c="3"/>4 <text:s text:c="2"/>) AS max_charging_demand <text:s/>FROM park_time <text:s/>), flex_demand_per_ev AS ( <text:s/>SELECT <text:s text:c="3"/>egon_ev_pool_ev_id, <text:s text:c="2"/>SUM(charging_demand) as flex_demand <text:s/>FROM demand_table <text:s text:c="2"/>WHERE charging_demand &lt; max_charging_demand <text:s text:c="2"/>GROUP BY egon_ev_pool_ev_id ), ev_list AS ( <text:s/>SELECT * FROM demand.egon_ev_mv_grid_district <text:s/>WHERE scenario = 'eGon2035' <text:s/>AND scenario_variation = 'NEP C 2035' ), demand_per_bus AS ( <text:s/>SELECT <text:s text:c="3"/>ev_list.bus_id, <text:s text:c="2"/>demand_per_ev.charging_demand, <text:s text:c="2"/>flex_demand_per_ev.flex_demand <text:s/>FROM ev_list <text:s/>LEFT JOIN demand_per_ev <text:s/>ON ev_list.egon_ev_pool_ev_id = demand_per_ev.egon_ev_pool_ev_id <text:s/>LEFT JOIN flex_demand_per_ev <text:s text:c="2"/>ON ev_list.egon_ev_pool_ev_id = flex_demand_per_ev.egon_ev_pool_ev_id ), result_table AS ( <text:s/>SELECT <text:s text:c="3"/>bus_id, <text:s text:c="2"/>SUM(charging_demand)/1000/0.9 AS charging_demand, <text:s text:c="2"/>SUM(flex_demand)/1000/0.9 AS flex_demand <text:s/>FROM demand_per_bus GROUP BY bus_id ) <text:s/>SELECT <text:s text:c="2"/>bus_id, flex_demand, charging_demand, <text:s/>flex_demand/charging_demand*100 AS flex_share <text:s/>FROM result_table ORDER BY bus_id ASC</text:p>
          </table:table-cell>
          <table:table-cell office:value-type="string" calcext:value-type="string">
            <text:p>WITH demand_per_ev AS ( <text:s/>SELECT <text:s text:c="2"/>egon_ev_pool_ev_id, <text:s text:c="2"/>SUM(charging_demand) AS charging_demand <text:s/>FROM demand.egon_ev_trip <text:s/>WHERE scenario = 'eGon100RE' <text:s/>GROUP BY egon_ev_pool_ev_id <text:s/>), park_time AS ( <text:s/>SELECT <text:s text:c="2"/>egon_ev_pool_ev_id, <text:s text:c="2"/>charging_demand, <text:s text:c="2"/>charging_capacity_nominal, <text:s text:c="2"/>park_end - park_start AS park_time <text:s/>FROM demand.egon_ev_trip <text:s/>WHERE scenario = 'eGon100RE' <text:s/>AND charging_demand &gt; 0 <text:s/>AND use_case in ('home', 'work') ), demand_table AS ( <text:s/>SELECT <text:s text:c="2"/>egon_ev_pool_ev_id, <text:s text:c="2"/>charging_demand, <text:s text:c="2"/>ROUND( <text:s text:c="3"/>CAST( <text:s text:c="4"/>charging_capacity_nominal * park_time/4 <text:s text:c="4"/>AS NUMERIC <text:s text:c="3"/>), <text:s text:c="3"/>4 <text:s text:c="2"/>) AS max_charging_demand <text:s/>FROM park_time ), flex_demand_per_ev AS ( <text:s/>SELECT <text:s text:c="2"/>egon_ev_pool_ev_id, <text:s text:c="2"/>SUM(charging_demand) as flex_demand <text:s/>FROM demand_table <text:s/>WHERE charging_demand &lt; max_charging_demand <text:s/>GROUP BY egon_ev_pool_ev_id ), ev_list AS ( <text:s/>SELECT * FROM demand.egon_ev_mv_grid_district <text:s/>WHERE scenario = 'eGon100RE' <text:s/>AND scenario_variation = 'Reference 2050' ), demand_per_bus AS ( <text:s/>SELECT <text:s text:c="2"/>ev_list.bus_id, <text:s text:c="2"/>demand_per_ev.charging_demand, <text:s text:c="2"/>flex_demand_per_ev.flex_demand <text:s/>FROM ev_list <text:s/>LEFT JOIN demand_per_ev <text:s/>ON ev_list.egon_ev_pool_ev_id = demand_per_ev.egon_ev_pool_ev_id <text:s/>LEFT JOIN flex_demand_per_ev <text:s/>ON ev_list.egon_ev_pool_ev_id = flex_demand_per_ev.egon_ev_pool_ev_id ), result_table AS ( <text:s/>SELECT <text:s text:c="2"/>bus_id, <text:s text:c="2"/>SUM(charging_demand)/1000/0.9 AS charging_demand, <text:s text:c="2"/>SUM(flex_demand)/1000/0.9 AS flex_demand <text:s/>FROM demand_per_bus GROUP BY bus_id <text:s/>) <text:s text:c="2"/>SELECT <text:s/>bus_id, flex_demand, charging_demand, <text:s/>flex_demand/charging_demand*100 AS flex_share FROM result_table ORDER BY bus_id ASC</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Total charging demand in MWh: charging_demand, Share of flexible charging demand in %: flex_share</text:p>
          </table:table-cell>
          <table:table-cell office:value-type="string" calcext:value-type="string">
            <text:p>Shiftable charging demand from motorized individual travel per MV grid district in MWh. It is assumed, that all home and work charging events can be shifted within the standing time at a charging point.</text:p>
          </table:table-cell>
          <table:table-cell table:style-name="ce110" office:value-type="string" calcext:value-type="string">
            <text:p>?</text:p>
          </table:table-cell>
          <table:table-cell table:style-name="ce110"/>
          <table:table-cell table:style-name="ce111" office:value-type="string" calcext:value-type="string">
            <text:p>Share is not useful information as it is ~40% (eGon2035) / 50% (eGon100RE) pretty much everywhere – nehmen deswegen absolute Werte, falls wir doch prozentuale nehmen könnten wir Ausreißer evtl. durch perzentile raus filtern</text:p>
          </table:table-cell>
          <table:table-cell office:value-type="float" office:value="1" calcext:value-type="float">
            <text:p>1</text:p>
          </table:table-cell>
          <table:table-cell table:number-columns-repeated="1007"/>
        </table:table-row>
        <table:table-row table:style-name="ro2">
          <table:table-cell table:number-columns-repeated="1024"/>
        </table:table-row>
        <table:table-row table:style-name="ro2">
          <table:table-cell/>
          <table:table-cell table:style-name="ce108" office:value-type="string" calcext:value-type="string">
            <text:p>Storage</text:p>
          </table:table-cell>
          <table:table-cell table:style-name="ce105" office:value-type="string" calcext:value-type="string">
            <text:p>Pumped storage</text:p>
          </table:table-cell>
          <table:table-cell office:value-type="string" calcext:value-type="string">
            <text:p>Ilka</text:p>
          </table:table-cell>
          <table:table-cell table:style-name="ce111" office:value-type="string" calcext:value-type="string">
            <text:p>Installed capacity</text:p>
          </table:table-cell>
          <table:table-cell office:value-type="string" calcext:value-type="string">
            <text:p>MW</text:p>
          </table:table-cell>
          <table:table-cell office:value-type="string" calcext:value-type="string">
            <text:p>SELECT b.mv_grid_district_id, sum(a.el_capacity) as el_capacity, count(*) as unit_count FROM supply.egon_storages a JOIN boundaries.egon_map_grid_districts_bus_ids b ON a.bus_id = b.bus_id WHERE a.scenario = 'eGon2035' AND b.scn_name = 'eGon2035' AND a.carrier= 'pumped_hydro' GROUP BY b.mv_grid_district_id ORDER BY b.mv_grid_district_id; </text:p>
          </table:table-cell>
          <table:table-cell office:value-type="string" calcext:value-type="string">
            <text:p>SELECT b.mv_grid_district_id, sum(a.el_capacity) as el_capacity, count(*) as unit_count FROM supply.egon_storages a JOIN boundaries.egon_map_grid_districts_bus_ids b ON a.bus_id = b.bus_id WHERE a.scenario = 'eGon100RE' AND b.scn_name = 'eGon100RE' AND a.carrier= 'pumped_hydro'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pumped storage power plants: unit_count</text:p>
          </table:table-cell>
          <table:table-cell table:style-name="ce118" office:value-type="string" calcext:value-type="string">
            <text:p>Total installed pumped storage capacity in MWh per MV grid district (all voltage levels)</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Storage</text:p>
          </table:table-cell>
          <table:table-cell table:style-name="ce105" office:value-type="string" calcext:value-type="string">
            <text:p>Home storage</text:p>
          </table:table-cell>
          <table:table-cell office:value-type="string" calcext:value-type="string">
            <text:p>Ilka</text:p>
          </table:table-cell>
          <table:table-cell table:style-name="ce111" office:value-type="string" calcext:value-type="string">
            <text:p>Installed capacity</text:p>
          </table:table-cell>
          <table:table-cell office:value-type="string" calcext:value-type="string">
            <text:p>MW</text:p>
          </table:table-cell>
          <table:table-cell office:value-type="string" calcext:value-type="string">
            <text:p>SELECT b.mv_grid_district_id, sum(a.el_capacity) as el_capacity, count(*) as unit_count FROM supply.egon_storages a JOIN boundaries.egon_map_grid_districts_bus_ids b ON a.bus_id = b.bus_id WHERE a.scenario = 'eGon2035' AND b.scn_name = 'eGon2035' AND a.carrier= 'home_battery' GROUP BY b.mv_grid_district_id ORDER BY b.mv_grid_district_id; </text:p>
          </table:table-cell>
          <table:table-cell office:value-type="string" calcext:value-type="string">
            <text:p>SELECT b.mv_grid_district_id, sum(a.el_capacity) as el_capacity, count(*) as unit_count FROM supply.egon_storages a JOIN boundaries.egon_map_grid_districts_bus_ids b ON a.bus_id = b.bus_id WHERE a.scenario = 'eGon100RE' AND b.scn_name = 'eGon100RE' AND a.carrier= 'home_battery' GROUP BY b.mv_grid_district_id ORDER BY b.mv_grid_district_id; </text:p>
          </table:table-cell>
          <table:table-cell table:style-name="ce111" office:value-type="string" calcext:value-type="string">
            <text:p>-</text:p>
          </table:table-cell>
          <table:table-cell office:value-type="string" calcext:value-type="string">
            <text:p>SELECT bus_id, geom FROM grid.egon_mv_grid_district</text:p>
          </table:table-cell>
          <table:table-cell table:style-name="ce111" office:value-type="string" calcext:value-type="string">
            <text:p>-</text:p>
          </table:table-cell>
          <table:table-cell table:style-name="ce118" office:value-type="string" calcext:value-type="string">
            <text:p>Number of home storage units: unit_count</text:p>
          </table:table-cell>
          <table:table-cell table:style-name="ce118" office:value-type="string" calcext:value-type="string">
            <text:p>Total installed home storage capacity in MWh per MV grid district (all voltage levels)</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7"/>
          <table:table-cell table:style-name="ce116"/>
          <table:table-cell/>
          <table:table-cell table:style-name="ce111"/>
          <table:table-cell table:number-columns-repeated="3"/>
          <table:table-cell table:style-name="ce111"/>
          <table:table-cell/>
          <table:table-cell table:style-name="ce111"/>
          <table:table-cell table:style-name="ce118" table:number-columns-repeated="2"/>
          <table:table-cell table:style-name="ce110"/>
          <table:table-cell table:number-columns-repeated="1010"/>
        </table:table-row>
        <table:table-row table:style-name="ro2">
          <table:table-cell table:style-name="ce101" office:value-type="string" calcext:value-type="string">
            <text:p>Aggregation levels</text:p>
          </table:table-cell>
          <table:table-cell table:style-name="ce108" office:value-type="string" calcext:value-type="string">
            <text:p>-</text:p>
          </table:table-cell>
          <table:table-cell table:style-name="ce108" office:value-type="string" calcext:value-type="string">
            <text:p>MV grid districts</text:p>
          </table:table-cell>
          <table:table-cell office:value-type="string" calcext:value-type="string">
            <text:p>Birgit</text:p>
          </table:table-cell>
          <table:table-cell table:number-columns-repeated="2" office:value-type="string" calcext:value-type="string">
            <text:p>-</text:p>
          </table:table-cell>
          <table:table-cell table:number-columns-repeated="2" table:style-name="ce118" office:value-type="string" calcext:value-type="string">
            <text:p>SELECT bus_id, geom FROM grid.egon_mv_grid_district ORDER BY bus_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text:p>
          </table:table-cell>
          <table:table-cell table:style-name="ce118" office:value-type="string" calcext:value-type="string">
            <text:p>An MV (medium-voltage) grid district is an area which is supplied by one HV/MV station.</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8" office:value-type="string" calcext:value-type="string">
            <text:p>-</text:p>
          </table:table-cell>
          <table:table-cell table:style-name="ce108" office:value-type="string" calcext:value-type="string">
            <text:p>Load Areas</text:p>
          </table:table-cell>
          <table:table-cell office:value-type="string" calcext:value-type="string">
            <text:p>Birgit</text:p>
          </table:table-cell>
          <table:table-cell table:number-columns-repeated="2" office:value-type="string" calcext:value-type="string">
            <text:p>-</text:p>
          </table:table-cell>
          <table:table-cell table:number-columns-repeated="2" table:style-name="ce118" office:value-type="string" calcext:value-type="string">
            <text:p>SELECT id, geom FROM demand.egon_loadarea ORDER BY id;</text:p>
          </table:table-cell>
          <table:table-cell table:style-name="ce111" office:value-type="string" calcext:value-type="string">
            <text:p>-</text:p>
          </table:table-cell>
          <table:table-cell table:style-name="ce111" office:value-type="string" calcext:value-type="string">
            <text:p>OWN</text:p>
          </table:table-cell>
          <table:table-cell table:style-name="ce111" office:value-type="string" calcext:value-type="string">
            <text:p>-</text:p>
          </table:table-cell>
          <table:table-cell table:style-name="ce118" office:value-type="string" calcext:value-type="string">
            <text:p>-</text:p>
          </table:table-cell>
          <table:table-cell table:style-name="ce118" office:value-type="string" calcext:value-type="string">
            <text:p>A load area is an accumulation of loads, for example a city, village or industrial area.</text:p>
          </table:table-cell>
          <table:table-cell table:style-name="ce110" office:value-type="string" calcext:value-type="string">
            <text:p>?</text:p>
          </table:table-cell>
          <table:table-cell table:number-columns-repeated="2"/>
          <table:table-cell office:value-type="float" office:value="1" calcext:value-type="float">
            <text:p>1</text:p>
          </table:table-cell>
          <table:table-cell table:number-columns-repeated="1007"/>
        </table:table-row>
        <table:table-row table:style-name="ro2">
          <table:table-cell/>
          <table:table-cell table:style-name="ce107" office:value-type="string" calcext:value-type="string">
            <text:p>-</text:p>
          </table:table-cell>
          <table:table-cell table:style-name="ce112" office:value-type="string" calcext:value-type="string">
            <text:p>NUTS 3</text:p>
          </table:table-cell>
          <table:table-cell office:value-type="string" calcext:value-type="string">
            <text:p>Birgit</text:p>
          </table:table-cell>
          <table:table-cell table:number-columns-repeated="2" office:value-type="string" calcext:value-type="string">
            <text:p>-</text:p>
          </table:table-cell>
          <table:table-cell table:style-name="ce110" office:value-type="string" calcext:value-type="string">
            <text:p>?</text:p>
          </table:table-cell>
          <table:table-cell table:style-name="ce110"/>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0"/>
          <table:table-cell table:style-name="ce110" office:value-type="string" calcext:value-type="string">
            <text:p>?</text:p>
          </table:table-cell>
          <table:table-cell table:style-name="ce110"/>
          <table:table-cell/>
          <table:table-cell office:value-type="float" office:value="1" calcext:value-type="float">
            <text:p>1</text:p>
          </table:table-cell>
          <table:table-cell table:number-columns-repeated="1007"/>
        </table:table-row>
        <table:table-row table:style-name="ro2">
          <table:table-cell office:value-type="string" calcext:value-type="string">
            <text:p>Grids</text:p>
          </table:table-cell>
          <table:table-cell table:style-name="ce108" office:value-type="string" calcext:value-type="string">
            <text:p>-</text:p>
          </table:table-cell>
          <table:table-cell table:style-name="ce105" office:value-type="string" calcext:value-type="string">
            <text:p>Methane voronoi</text:p>
          </table:table-cell>
          <table:table-cell office:value-type="string" calcext:value-type="string">
            <text:p>Birgit</text:p>
          </table:table-cell>
          <table:table-cell table:number-columns-repeated="2" office:value-type="string" calcext:value-type="string">
            <text:p>-</text:p>
          </table:table-cell>
          <table:table-cell table:style-name="ce111" office:value-type="string" calcext:value-type="string">
            <text:p>Select bus_id, geom From grid.egon_gas_voronoi WHERE carrier = 'CH4' and scn_name = 'eGon2035'</text:p>
          </table:table-cell>
          <table:table-cell table:style-name="ce111" office:value-type="string" calcext:value-type="string">
            <text:p>Select bus_id, geom From grid.egon_gas_voronoi WHERE carrier = 'CH4' and 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1" office:value-type="string" calcext:value-type="string">
            <text:p>Methane catchment area</text:p>
          </table:table-cell>
          <table:table-cell table:style-name="ce110" office:value-type="string" calcext:value-type="string">
            <text:p>?</text:p>
          </table:table-cell>
          <table:table-cell table:style-name="ce110" office:value-type="string" calcext:value-type="string">
            <text:p>@ all: bin noch nicht so happy mit der Beschreibung als Methane catchment area. Habt ihr noch ne bessere Bezeichnung?</text:p>
          </table:table-cell>
          <table:table-cell/>
          <table:table-cell office:value-type="float" office:value="0.5" calcext:value-type="float">
            <text:p>0.5</text:p>
          </table:table-cell>
          <table:table-cell table:number-columns-repeated="1007"/>
        </table:table-row>
        <table:table-row table:style-name="ro2">
          <table:table-cell/>
          <table:table-cell table:style-name="ce108" office:value-type="string" calcext:value-type="string">
            <text:p>-</text:p>
          </table:table-cell>
          <table:table-cell table:style-name="ce105" office:value-type="string" calcext:value-type="string">
            <text:p>Hydrogen voronoi</text:p>
          </table:table-cell>
          <table:table-cell office:value-type="string" calcext:value-type="string">
            <text:p>Birgit</text:p>
          </table:table-cell>
          <table:table-cell table:number-columns-repeated="2" office:value-type="string" calcext:value-type="string">
            <text:p>-</text:p>
          </table:table-cell>
          <table:table-cell table:style-name="ce111" office:value-type="string" calcext:value-type="string">
            <text:p>Select bus_id, geom From grid.egon_gas_voronoi WHERE carrier = 'H2_grid' and scn_name = 'eGon2035'</text:p>
          </table:table-cell>
          <table:table-cell table:style-name="ce111" office:value-type="string" calcext:value-type="string">
            <text:p>Select bus_id, geom From grid.egon_gas_voronoi WHERE carrier = 'H2_grid' and scn_name = 'eGon100RE'</text:p>
          </table:table-cell>
          <table:table-cell table:style-name="ce111" office:value-type="string" calcext:value-type="string">
            <text:p>-</text:p>
          </table:table-cell>
          <table:table-cell table:style-name="ce111" office:value-type="string" calcext:value-type="string">
            <text:p>OWN</text:p>
          </table:table-cell>
          <table:table-cell table:number-columns-repeated="2" table:style-name="ce111" office:value-type="string" calcext:value-type="string">
            <text:p>-</text:p>
          </table:table-cell>
          <table:table-cell table:style-name="ce111" office:value-type="string" calcext:value-type="string">
            <text:p>Hydrogren catchment area</text:p>
          </table:table-cell>
          <table:table-cell table:style-name="ce110" office:value-type="string" calcext:value-type="string">
            <text:p>?</text:p>
          </table:table-cell>
          <table:table-cell table:style-name="ce110" office:value-type="string" calcext:value-type="string">
            <text:p>@all: bin noch nicht so happy mit der Beschreibung als Hydrogen catchment area. Habt ihr noch ne bessere Bezeichnung?</text:p>
          </table:table-cell>
          <table:table-cell/>
          <table:table-cell office:value-type="float" office:value="0.5" calcext:value-type="float">
            <text:p>0.5</text:p>
          </table:table-cell>
          <table:table-cell table:number-columns-repeated="1007"/>
        </table:table-row>
        <table:table-row table:style-name="ro2">
          <table:table-cell table:number-columns-repeated="1024"/>
        </table:table-row>
        <table:table-row table:style-name="ro2">
          <table:table-cell table:style-name="ce102"/>
          <table:table-cell table:number-columns-repeated="1023"/>
        </table:table-row>
        <table:table-row table:style-name="ro2" table:number-rows-repeated="104849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Carlito1" svg:font-family="Carlito"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cm"/>
      <style:text-properties style:font-name="Carlito" fo:font-size="10pt" fo:language="de" fo:country="DE" style:font-name-asian="Noto Sans SC Regular"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24T18:32:30.999161440</dc:date>
    <meta:editing-duration>P2DT12H35M38S</meta:editing-duration>
    <meta:editing-cycles>385</meta:editing-cycles>
    <meta:generator>LibreOffice/7.3.7.2$Linux_X86_64 LibreOffice_project/30$Build-2</meta:generator>
    <meta:document-statistic meta:table-count="1" meta:cell-count="843" meta:object-count="0"/>
  </office:meta>
</office:document-meta>
</file>